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utch801BT-Roman" svg:font-family="Dutch801BT-Roman" style:font-family-generic="roman"/>
    <style:font-face style:name="Minion-SwashItalic" svg:font-family="Minion-SwashItalic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style:font-name-asian="Dutch801BT-Roman" style:font-size-asian="12pt" style:font-name-complex="Dutch801BT-Roman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style="normal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italic" fo:font-weight="bold" fo:background-color="transparent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P16" style:family="paragraph" style:parent-style-name="Standard">
      <style:text-properties fo:color="#000000" style:font-name="Book Antiqua" fo:font-size="12pt" fo:language="en" fo:country="US" fo:font-style="normal" fo:font-weight="normal" fo:background-color="transparent" style:font-name-asian="Courier New" style:font-size-asian="12pt" style:language-asian="ar" style:country-asian="SA" style:font-style-asian="normal" style:font-weight-asian="normal" style:font-name-complex="Courier New" style:font-size-complex="12pt" style:font-style-complex="normal" style:font-weight-complex="normal"/>
    </style:style>
    <style:style style:name="P17" style:family="paragraph" style:parent-style-name="Standard">
      <style:text-properties fo:language="ru" fo:country="RU" style:font-size-complex="14pt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text-properties fo:language="en" fo:country="US" style:font-size-complex="14pt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text-properties fo:language="en" fo:country="US" style:language-asian="ar" style:country-asian="SA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color="#000000" fo:font-size="12pt" fo:language="en" fo:country="US" fo:background-color="transparent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fo:font-size="12pt" fo:language="en" fo:country="US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font-style="normal" fo:font-weight="normal" fo:background-color="transparent" style:font-name-asian="Courier New1" style:font-size-asian="12pt" style:language-asian="zxx" style:country-asian="none" style:font-style-asian="normal" style:font-weight-asian="normal" style:font-name-complex="Courier New1" style:font-size-complex="12pt" style:language-complex="zxx" style:country-complex="none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language="zxx" fo:country="none" fo:font-weight="normal" fo:background-color="transparent" style:font-name-asian="Courier New1" style:font-size-asian="12pt" style:language-asian="zxx" style:country-asian="none" style:font-weight-asian="normal" style:font-name-complex="Courier New1" style:font-size-complex="12pt" style:language-complex="zxx" style:country-complex="none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fo:language="en" fo:country="US" fo:font-style="italic" fo:font-weight="normal" fo:background-color="transparent" style:font-name-asian="Courier New1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fo:language="en" fo:country="US" fo:font-style="italic" fo:font-weight="normal" fo:background-color="transparent" style:font-name-asian="Courier New1" style:font-size-asian="12pt" style:language-asian="zxx" style:country-asian="none" style:font-style-asian="italic" style:font-weight-asian="normal" style:font-name-complex="Courier New1" style:font-size-complex="12pt" style:language-complex="zxx" style:country-complex="none" style:font-style-complex="italic" style:font-weight-complex="normal"/>
    </style:style>
    <style:style style:name="P35" style:family="paragraph" style:parent-style-name="Standard" style:list-style-name="L3">
      <style:paragraph-properties fo:text-align="start" style:justify-single-word="false"/>
    </style:style>
    <style:style style:name="P36" style:family="paragraph" style:parent-style-name="Standard" style:list-style-name="WW8Num10"/>
    <style:style style:name="P37" style:family="paragraph" style:parent-style-name="Standard" style:list-style-name="WW8Num10"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start" style:justify-single-word="false"/>
      <style:text-properties fo:language="zxx" fo:country="none" fo:font-weight="normal" style:font-weight-asian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0" style:family="paragraph" style:parent-style-name="Standard" style:list-style-name="L3">
      <style:paragraph-properties fo:margin-left="0.4902in" fo:margin-right="0in" fo:text-align="start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margin-left="0.4902in" fo:margin-right="0in" fo:text-align="start" style:justify-single-word="false" fo:text-indent="0in" style:auto-text-indent="false"/>
      <style:text-properties fo:language="ru" fo:country="RU"/>
    </style:style>
    <style:style style:name="P42" style:family="paragraph" style:parent-style-name="Standard" style:list-style-name="L3">
      <style:paragraph-properties fo:margin-left="0.4902in" fo:margin-right="0in" fo:text-align="start" style:justify-single-word="false" fo:text-indent="0in" style:auto-text-indent="false"/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WW8Num10">
      <style:paragraph-properties fo:margin-left="0.4902in" fo:margin-right="0in" fo:text-indent="0in" style:auto-text-indent="false"/>
      <style:text-properties fo:language="en" fo:country="US" fo:font-style="normal" fo:font-weight="normal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WW8Num10">
      <style:paragraph-properties fo:margin-left="0.4902in" fo:margin-right="0in" fo:text-indent="0in" style:auto-text-indent="false"/>
      <style:text-properties fo:language="en" fo:country="US" style:font-size-complex="14pt"/>
    </style:style>
    <style:style style:name="P45" style:family="paragraph" style:parent-style-name="Standard" style:list-style-name="WW8Num10">
      <style:paragraph-properties fo:margin-left="0.4902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WW8Num10">
      <style:paragraph-properties fo:margin-left="0.9807in" fo:margin-right="0in" fo:text-indent="0in" style:auto-text-indent="false"/>
      <style:text-properties fo:language="en" fo:country="US" style:font-size-complex="14pt"/>
    </style:style>
    <style:style style:name="P47" style:family="paragraph" style:parent-style-name="Standard" style:list-style-name="WW8Num10">
      <style:paragraph-properties fo:margin-left="1.4709in" fo:margin-right="0in" fo:text-indent="0in" style:auto-text-indent="false"/>
      <style:text-properties fo:language="en" fo:country="US" style:font-size-complex="14pt"/>
    </style:style>
    <style:style style:name="P48" style:family="paragraph" style:parent-style-name="Standard" style:list-style-name="WW8Num10">
      <style:paragraph-properties fo:margin-left="1.4709in" fo:margin-right="0in" fo:text-indent="0in" style:auto-text-indent="false"/>
    </style:style>
    <style:style style:name="P49" style:family="paragraph" style:parent-style-name="Heading_20_1" style:list-style-name="L1">
      <style:paragraph-properties fo:margin-top="0.1665in" fo:margin-bottom="0.0835in" fo:keep-with-next="always"/>
      <style:text-properties style:font-name="Times New Roman" fo:font-size="14pt" fo:language="zxx" fo:country="none" fo:font-weight="bold" style:font-name-asian="Times New Roman2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0" style:family="paragraph" style:parent-style-name="Heading_20_1" style:list-style-name="L1">
      <style:paragraph-properties fo:margin-top="0.1665in" fo:margin-bottom="0.0835in" fo:break-before="page" fo:keep-with-next="always"/>
      <style:text-properties style:font-name="Times New Roman" fo:font-size="14pt" fo:language="zxx" fo:country="none" fo:font-weight="bold" style:font-name-asian="Times New Roman2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1" style:family="paragraph">
      <style:paragraph-properties fo:margin-left="0in" fo:margin-right="0in" fo:margin-top="0in" fo:margin-bottom="0in" fo:line-height="100%" fo:text-indent="0in" style:writing-mode="lr-tb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2" style:family="paragraph">
      <style:paragraph-properties fo:margin-left="0in" fo:margin-right="0in" fo:margin-top="0in" fo:margin-bottom="0in" style:line-height-at-least="0in" fo:text-align="center" fo:text-indent="0in" style:text-autospace="ideograph-alpha" style:punctuation-wrap="hanging" style:line-break="strict" style:writing-mode="lr-tb"/>
    </style:style>
    <style:style style:name="P53" style:family="paragraph">
      <style:paragraph-properties fo:margin-left="0in" fo:margin-right="0in" fo:margin-top="0in" fo:margin-bottom="0in" style:line-height-at-least="0in" fo:text-align="center" fo:text-indent="0in" style:text-autospace="ideograph-alpha" style:punctuation-wrap="hanging" style:line-break="strict" style:writing-mode="lr-tb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4" style:family="paragraph">
      <style:paragraph-properties fo:margin-left="0in" fo:margin-right="0in" fo:margin-top="0in" fo:margin-bottom="0in" fo:line-height="100%" fo:text-align="center" fo:text-indent="0in" style:writing-mode="lr-tb"/>
      <style:text-properties style:use-window-font-color="true" style:text-outline="false" style:text-line-through-style="none" style:font-name="Arial1" fo:font-size="24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5" style:family="paragraph">
      <style:paragraph-properties fo:margin-left="0in" fo:margin-right="0in" fo:margin-top="0in" fo:margin-bottom="0in" style:line-height-at-least="0in" fo:text-indent="0in" style:text-autospace="ideograph-alpha" style:punctuation-wrap="hanging" style:line-break="strict" style:writing-mode="lr-tb"/>
    </style:style>
    <style:style style:name="P56" style:family="paragraph">
      <style:paragraph-properties fo:margin-left="0in" fo:margin-right="0in" fo:margin-top="0in" fo:margin-bottom="0in" style:line-height-at-least="0in" fo:text-indent="0in" style:text-autospace="ideograph-alpha" style:punctuation-wrap="hanging" style:line-break="strict" style:writing-mode="lr-tb"/>
      <style:text-properties style:use-window-font-color="true" style:text-outline="false" style:text-line-through-styl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complex="14pt"/>
    </style:style>
    <style:style style:name="T3" style:family="text">
      <style:text-properties fo:language="en" fo:country="US" fo:font-style="normal" fo:font-weight="bold" style:font-style-asian="normal" style:font-weight-asian="bold" style:font-size-complex="14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language="en" fo:country="US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font-size="12pt" fo:language="en" fo:country="US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language="en" fo:country="US" fo:font-style="italic" fo:font-weight="normal" style:font-name-asian="Minion-SwashItalic" style:font-size-asian="12pt" style:font-style-asian="italic" style:font-weight-asian="normal" style:font-name-complex="Minion-SwashItalic" style:font-size-complex="12pt" style:font-style-complex="italic" style:font-weight-complex="normal"/>
    </style:style>
    <style:style style:name="T15" style:family="text">
      <style:text-properties style:font-name="Times New Roman" fo:font-size="12pt" fo:language="en" fo:country="US" fo:font-style="italic" fo:font-weight="normal" style:font-name-asian="Dutch801BT-Roman" style:font-size-asian="12pt" style:font-style-asian="italic" style:font-weight-asian="normal" style:font-name-complex="Dutch801BT-Roman" style:font-size-complex="12pt" style:font-style-complex="italic" style:font-weight-complex="normal"/>
    </style:style>
    <style:style style:name="T16" style:family="text">
      <style:text-properties style:font-name="Times New Roman" fo:font-size="12pt" fo:language="en" fo:country="US" fo:font-style="italic" fo:font-weight="normal" style:font-name-asian="Courier" style:font-size-asian="12pt" style:font-style-asian="italic" style:font-weight-asian="normal" style:font-name-complex="Courier" style:font-size-complex="12pt" style:font-style-complex="italic" style:font-weight-complex="normal"/>
    </style:style>
    <style:style style:name="T17" style:family="text">
      <style:text-properties style:font-name="Times New Roman" fo:font-size="12pt" fo:language="en" fo:country="US" fo:font-style="normal" fo:font-weight="normal" style:font-name-asian="Dutch801BT-Roman" style:font-size-asian="12pt" style:font-style-asian="normal" style:font-weight-asian="normal" style:font-name-complex="Dutch801BT-Roman" style:font-size-complex="12pt" style:font-style-complex="normal" style:font-weight-complex="normal"/>
    </style:style>
    <style:style style:name="T18" style:family="text">
      <style:text-properties style:font-name="Times New Roman" fo:font-size="12pt" fo:language="en" fo:country="US" fo:font-style="normal" fo:font-weight="bold" style:font-name-asian="Dutch801BT-Roman" style:font-size-asian="12pt" style:font-style-asian="normal" style:font-weight-asian="bold" style:font-name-complex="Dutch801BT-Roman" style:font-size-complex="12pt" style:font-style-complex="normal" style:font-weight-complex="bold"/>
    </style:style>
    <style:style style:name="T19" style:family="text">
      <style:text-properties style:font-name="Times New Roman" fo:font-size="12pt" fo:language="ru" fo:country="RU" fo:font-style="normal" fo:font-weight="normal" style:font-name-asian="Dutch801BT-Roman" style:font-size-asian="12pt" style:font-style-asian="normal" style:font-weight-asian="normal" style:font-name-complex="Dutch801BT-Roman" style:font-size-complex="12pt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name-asian="Courier" style:font-style-asian="italic" style:font-name-complex="Courier" style:font-style-complex="italic"/>
    </style:style>
    <style:style style:name="T28" style:family="text">
      <style:text-properties fo:font-style="italic" style:font-name-asian="Minion-SwashItalic" style:font-style-asian="italic" style:font-name-complex="Minion-SwashItalic" style:font-style-complex="italic"/>
    </style:style>
    <style:style style:name="T29" style:family="text">
      <style:text-properties fo:font-style="italic" style:font-name-asian="Dutch801BT-Roman" style:font-style-asian="italic" style:font-name-complex="Dutch801BT-Roman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/>
    </style:style>
    <style:style style:name="T32" style:family="text">
      <style:text-properties style:font-name-asian="Dutch801BT-Roman" style:font-name-complex="Dutch801BT-Roman"/>
    </style:style>
    <style:style style:name="T33" style:family="text">
      <style:text-properties style:font-name-asian="Courier" style:font-name-complex="Courier"/>
    </style:style>
    <style:style style:name="T34" style:family="text"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language="en" fo:country="US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36" style:family="text">
      <style:text-properties fo:color="#000000" fo:font-size="12pt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color="#000000" fo:font-size="12pt" fo:language="en" fo:country="US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000000" fo:font-size="12pt" fo:language="en" fo:country="US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language="en" fo:country="US" fo:font-style="italic" fo:background-color="transparent" style:font-size-asian="12pt" style:font-style-asian="italic" style:font-size-complex="12pt" style:font-style-complex="italic"/>
    </style:style>
    <style:style style:name="T40" style:family="text">
      <style:text-properties fo:color="#000000" fo:font-size="12pt" fo:language="en" fo:country="US" fo:background-color="transparent" style:font-size-asian="12pt" style:font-size-complex="14pt"/>
    </style:style>
    <style:style style:name="T41" style:family="text">
      <style:text-properties fo:color="#000000" fo:font-size="12pt" fo:language="en" fo:country="US" fo:background-color="transparent" style:font-size-asian="12pt" style:font-size-complex="12pt"/>
    </style:style>
    <style:style style:name="T42" style:family="text">
      <style:text-properties fo:color="#000000" fo:font-size="12pt" fo:language="en" fo:country="US" fo:font-weight="bold" fo:background-color="transparent" style:font-size-asian="12pt" style:font-weight-asian="bold" style:font-size-complex="14pt" style:font-weight-complex="bold"/>
    </style:style>
    <style:style style:name="T43" style:family="text">
      <style:text-properties fo:color="#000000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fo:language="en" fo:country="US" fo:background-color="transparent"/>
    </style:style>
    <style:style style:name="T46" style:family="text">
      <style:text-properties fo:color="#000000" fo:language="en" fo:country="US" fo:font-style="normal" fo:font-weight="bold" style:font-style-asian="normal" style:font-weight-asian="bold" style:font-style-complex="normal"/>
    </style:style>
    <style:style style:name="T47" style:family="text">
      <style:text-properties fo:color="#000000" style:font-name="Times New Roman" fo:font-size="12pt" fo:language="en" fo:country="US" fo:font-style="normal" style:font-name-asian="Courier New1" style:font-size-asian="14pt" style:font-style-asian="normal" style:font-name-complex="Courier New1" style:font-size-complex="14pt" style:font-style-complex="normal"/>
    </style:style>
    <style:style style:name="T48" style:family="text">
      <style:text-properties fo:color="#000000" style:font-name="Times New Roman" fo:font-size="12pt" fo:language="en" fo:country="US" fo:font-style="normal" style:font-name-asian="Courier New1" style:font-size-asian="12pt" style:font-style-asian="normal" style:font-name-complex="Courier New1" style:font-size-complex="12pt" style:font-style-complex="normal"/>
    </style:style>
    <style:style style:name="T49" style:family="text">
      <style:text-properties fo:color="#000000" style:font-name="Times New Roman" fo:font-size="12pt" fo:language="en" fo:country="US" fo:font-style="normal" fo:font-weight="bold" fo:background-color="transparent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0" style:family="text">
      <style:text-properties fo:color="#000000" style:font-name="Times New Roman" fo:font-size="12pt" fo:language="en" fo:country="US" fo:font-style="normal" fo:background-color="transparent" style:font-name-asian="Courier New1" style:font-size-asian="12pt" style:font-style-asian="normal" style:font-name-complex="Courier New1" style:font-size-complex="12pt" style:font-style-complex="normal"/>
    </style:style>
    <style:style style:name="T51" style:family="text">
      <style:text-properties fo:color="#000000" style:font-name="Times New Roman" fo:font-size="12pt" fo:language="en" fo:country="US" fo:font-style="italic" style:font-name-asian="Courier New1" style:font-size-asian="14pt" style:font-style-asian="italic" style:font-name-complex="Courier New1" style:font-size-complex="14pt" style:font-style-complex="italic"/>
    </style:style>
    <style:style style:name="T52" style:family="text">
      <style:text-properties fo:color="#000000" style:font-name="Times New Roman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T53" style:family="text">
      <style:text-properties fo:color="#000000" style:font-name="Times New Roman" fo:font-size="12pt" fo:font-style="italic" fo:background-color="transparent" style:font-name-asian="Courier New1" style:font-size-asian="12pt" style:language-asian="zxx" style:country-asian="none" style:font-style-asian="italic" style:font-name-complex="Courier New1" style:font-size-complex="12pt" style:language-complex="zxx" style:country-complex="none" style:font-style-complex="italic"/>
    </style:style>
    <style:style style:name="T54" style:family="text">
      <style:text-properties fo:color="#000000" style:font-name="Times New Roman" fo:font-size="12pt" fo:font-style="italic" fo:background-color="transparent" style:font-name-asian="Courier New1" style:font-size-asian="12pt" style:font-style-asian="italic" style:font-name-complex="Courier New1" style:font-size-complex="12pt" style:font-style-complex="italic"/>
    </style:style>
    <style:style style:name="T55" style:family="text">
      <style:text-properties fo:color="#000000" style:font-name="Times New Roman" fo:font-size="12pt" fo:font-style="normal" style:font-name-asian="Courier New1" style:font-size-asian="12pt" style:font-style-asian="normal" style:font-name-complex="Courier New1" style:font-size-complex="12pt" style:font-style-complex="normal"/>
    </style:style>
    <style:style style:name="T56" style:family="text">
      <style:text-properties fo:color="#000000" style:font-name="Times New Roman" fo:font-size="12pt" fo:font-style="normal" fo:background-color="transparent" style:font-name-asian="Courier New1" style:font-size-asian="12pt" style:language-asian="zxx" style:country-asian="none" style:font-style-asian="normal" style:font-name-complex="Courier New1" style:font-size-complex="12pt" style:language-complex="zxx" style:country-complex="none" style:font-style-complex="normal"/>
    </style:style>
    <style:style style:name="T57" style:family="text">
      <style:text-properties fo:color="#000000" style:font-name="Times New Roman" fo:font-size="12pt" fo:font-style="normal" fo:background-color="transparent" style:font-name-asian="Courier New1" style:font-size-asian="12pt" style:font-style-asian="normal" style:font-name-complex="Courier New1" style:font-size-complex="12pt" style:font-style-complex="normal"/>
    </style:style>
    <style:style style:name="T58" style:family="text">
      <style:text-properties fo:color="#000000" style:font-name="Times New Roman" fo:font-size="12pt" fo:background-color="transparent" style:font-name-asian="Courier New1" style:font-size-asian="12pt" style:language-asian="zxx" style:country-asian="none" style:font-name-complex="Courier New1" style:font-size-complex="12pt" style:language-complex="zxx" style:country-complex="none"/>
    </style:style>
    <style:style style:name="T59" style:family="text">
      <style:text-properties fo:color="#000000" style:font-name="Times New Roman" fo:language="ru" fo:country="RU" fo:background-color="transparent" style:font-name-asian="Courier New1" style:font-name-complex="Courier New1"/>
    </style:style>
    <style:style style:name="T60" style:family="text">
      <style:text-properties fo:color="#000000" style:font-name="Times New Roman" fo:language="ru" fo:country="RU" fo:font-style="italic" fo:background-color="transparent" style:font-name-asian="Courier New1" style:font-style-asian="italic" style:font-name-complex="Courier New1" style:font-style-complex="italic"/>
    </style:style>
    <style:style style:name="T61" style:family="text">
      <style:text-properties fo:color="#000000" style:font-name="Times New Roman" fo:font-style="italic" fo:background-color="transparent" style:font-name-asian="Courier New1" style:font-style-asian="italic" style:font-name-complex="Courier New1" style:font-style-complex="italic"/>
    </style:style>
    <style:style style:name="T62" style:family="text">
      <style:text-properties fo:color="#000000" style:font-name="Times New Roman" fo:font-style="italic" fo:font-weight="bold" fo:background-color="transparent" style:font-name-asian="Courier New1" style:font-style-asian="italic" style:font-weight-asian="bold" style:font-name-complex="Courier New1" style:font-style-complex="italic" style:font-weight-complex="bold"/>
    </style:style>
    <style:style style:name="T63" style:family="text">
      <style:text-properties fo:color="#000000" style:font-name="Times New Roman" fo:background-color="transparent" style:font-name-asian="Courier New1" style:font-name-complex="Courier New1"/>
    </style:style>
    <style:style style:name="T64" style:family="text">
      <style:text-properties fo:color="#000000" style:font-name="Times New Roman" fo:language="en" fo:country="US" fo:background-color="transparent" style:font-name-asian="Courier New1" style:font-name-complex="Courier New1" style:font-size-complex="14pt"/>
    </style:style>
    <style:style style:name="T65" style:family="text">
      <style:text-properties fo:color="#000000" style:font-name="Times New Roman" fo:language="en" fo:country="US" fo:font-weight="bold" fo:background-color="transparent" style:font-name-asian="Courier New1" style:font-weight-asian="bold" style:font-name-complex="Courier New1" style:font-size-complex="14pt" style:font-weight-complex="bold"/>
    </style:style>
    <style:style style:name="T66" style:family="text">
      <style:text-properties fo:language="ru" fo:country="RU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style:use-window-font-color="true" style:text-outline="false" style:text-line-through-style="none" style:font-name="Arial" fo:font-size="12pt" fo:language="zxx" fo:country="none" fo:font-style="normal" fo:text-shadow="none" style:text-underline-style="none" fo:font-weight="normal" style:letter-kerning="true" style:font-name-asian="Andale Sans UI2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T69" style:family="tex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letter-kerning="true" style:font-name-asian="Andale Sans UI2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T70" style:family="text"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2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4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1">
        <style:list-level-properties/>
      </text:list-level-style-number>
      <text:list-level-style-number text:level="3" text:style-name="Zeichenformat" style:num-suffix="." style:num-format="1">
        <style:list-level-properties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1">
        <style:list-level-properties/>
      </text:list-level-style-number>
      <text:list-level-style-number text:level="6" text:style-name="Zeichenformat" style:num-suffix="." style:num-format="1">
        <style:list-level-properties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1">
        <style:list-level-properties/>
      </text:list-level-style-number>
      <text:list-level-style-number text:level="9" text:style-name="Zeichenformat" style:num-suffix="." style:num-format="1">
        <style:list-level-properties/>
      </text:list-level-style-number>
      <text:list-level-style-number text:level="10" text:style-name="Zeichenformat" style:num-suffix="." style:num-format="1">
        <style:list-level-properties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_20_87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99ccff" draw:fill-gradient-name="Gradient_20_7" draw:fill-hatch-name="Hatch_20_88" draw:fill-image-name="Bitmape_20_1" draw:textarea-horizontal-align="center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" style:family="graphic">
      <style:graphic-properties draw:stroke="none" draw:stroke-dash="Dash_20_88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89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draw:stroke-dash="Dash_20_89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0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6" style:family="graphic">
      <style:graphic-properties draw:stroke="none" draw:stroke-dash="Dash_20_90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91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draw:stroke-dash="Dash_20_91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2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8" style:family="graphic">
      <style:graphic-properties draw:stroke="none" draw:stroke-dash="Dash_20_92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93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draw:stroke-dash="Dash_20_93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0" style:family="graphic">
      <style:graphic-properties draw:stroke="solid" draw:stroke-dash="Dash_20_94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5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1" style:family="graphic">
      <style:graphic-properties draw:stroke="solid" draw:stroke-dash="Dash_20_95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6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2" style:family="graphic">
      <style:graphic-properties draw:stroke="solid" draw:stroke-dash="Dash_20_96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7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3" style:family="graphic">
      <style:graphic-properties draw:stroke="solid" draw:stroke-dash="Dash_20_97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98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4" style:family="graphic">
      <style:graphic-properties draw:stroke="solid" draw:stroke-dash="Dash_20_98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99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5" style:family="graphic">
      <style:graphic-properties draw:stroke="none" draw:stroke-dash="Dash_20_99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draw:stroke-dash="Dash_20_100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01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7" style:family="graphic">
      <style:graphic-properties draw:stroke="none" draw:stroke-dash="Dash_20_101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2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draw:stroke-dash="Dash_20_102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03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19" style:family="graphic">
      <style:graphic-properties draw:stroke="solid" draw:stroke-dash="Dash_20_103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0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0" style:family="graphic">
      <style:graphic-properties draw:stroke="solid" draw:stroke-dash="Dash_20_104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99ccff" draw:fill-gradient-name="Gradient_20_7" draw:fill-hatch-name="Hatch_20_105" draw:fill-image-name="Bitmape_20_1" draw:textarea-horizontal-align="center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1" style:family="graphic">
      <style:graphic-properties draw:stroke="none" draw:stroke-dash="Dash_20_105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6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none" draw:stroke-dash="Dash_20_106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7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3" style:family="graphic">
      <style:graphic-properties draw:stroke="solid" draw:stroke-dash="Dash_20_107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08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4" style:family="graphic">
      <style:graphic-properties draw:stroke="none" draw:stroke-dash="Dash_20_108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9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draw:stroke-dash="Dash_20_109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1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6" style:family="graphic">
      <style:graphic-properties draw:stroke="solid" draw:stroke-dash="Dash_20_110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1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7" style:family="graphic">
      <style:graphic-properties draw:stroke="solid" draw:stroke-dash="Dash_20_111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2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8" style:family="graphic">
      <style:graphic-properties draw:stroke="solid" draw:stroke-dash="Dash_20_112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3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29" style:family="graphic">
      <style:graphic-properties draw:stroke="solid" draw:stroke-dash="Dash_20_113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1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0" style:family="graphic">
      <style:graphic-properties draw:stroke="solid" draw:stroke-dash="Dash_20_114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15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1" style:family="graphic">
      <style:graphic-properties draw:stroke="solid" draw:stroke-dash="Dash_20_115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16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2" style:family="graphic">
      <style:graphic-properties draw:stroke="solid" draw:stroke-dash="Dash_20_116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17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3" style:family="graphic">
      <style:graphic-properties draw:stroke="none" draw:stroke-dash="Dash_20_117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18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draw:stroke-dash="Dash_20_118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19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35" style:family="graphic">
      <style:graphic-properties draw:stroke="none" draw:stroke-dash="Dash_20_119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6" style:family="graphic">
      <style:graphic-properties draw:stroke="none" draw:stroke-dash="Dash_20_120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1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7" style:family="graphic">
      <style:graphic-properties draw:stroke="none" draw:stroke-dash="Dash_20_121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2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8" style:family="graphic">
      <style:graphic-properties draw:stroke="solid" draw:stroke-dash="Dash_20_122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23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9" style:family="graphic">
      <style:graphic-properties draw:stroke="solid" draw:stroke-dash="Dash_20_123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24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0" style:family="graphic">
      <style:graphic-properties draw:stroke="solid" draw:stroke-dash="Dash_20_124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25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1" style:family="graphic">
      <style:graphic-properties draw:stroke="solid" draw:stroke-dash="Dash_20_125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ffffff" draw:fill-gradient-name="Gradient_20_7" draw:fill-hatch-name="Hatch_20_126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2" style:family="graphic">
      <style:graphic-properties draw:stroke="solid" draw:stroke-dash="Dash_20_126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27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3" style:family="graphic">
      <style:graphic-properties draw:stroke="solid" draw:stroke-dash="Dash_20_127" svg:stroke-width="0.0102in" svg:stroke-color="#000000" draw:marker-start="" draw:marker-start-width="0.1181in" draw:marker-start-center="false" draw:marker-end="msArrowEnd_20_5" draw:marker-end-width="0.1457in" draw:marker-end-center="false" draw:stroke-linejoin="miter" draw:fill="none" draw:fill-color="#ffffff" draw:fill-gradient-name="Gradient_20_7" draw:fill-hatch-name="Hatch_20_128" draw:fill-image-name="Bitmape_20_1" draw:textarea-horizontal-align="left" draw:textarea-vertical-align="top" draw:auto-grow-height="false" fo:padding-top="0.0902in" fo:padding-bottom="0.0902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4" style:family="graphic">
      <style:graphic-properties draw:stroke="solid" draw:stroke-dash="Dash_20_128" svg:stroke-width="0.0102in" svg:stroke-color="#000000" draw:marker-start="" draw:marker-start-width="0.1181in" draw:marker-start-center="false" draw:marker-end="" draw:marker-end-width="0.1181in" draw:marker-end-center="false" draw:stroke-linejoin="round" draw:fill="solid" draw:fill-color="#99ccff" draw:fill-gradient-name="Gradient_20_7" draw:fill-hatch-name="Hatch_20_129" draw:fill-image-name="Bitmape_20_1" draw:textarea-horizontal-align="left" draw:textarea-vertical-align="middle" draw:auto-grow-height="false" fo:padding-top="0.0866in" fo:padding-bottom="0.0866in" fo:padding-left="0.1736in" fo:padding-right="0.1736in" fo:wrap-option="no-wrap" draw:shadow="hidden" draw:shadow-offset-x="0.1181in" draw:shadow-offset-y="0.1181in" draw:shadow-color="#808080" style:run-through="foreground"/>
    </style:style>
    <style:style style:name="gr45" style:family="graphic">
      <style:graphic-properties draw:stroke="none" draw:stroke-dash="Dash_20_129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30" draw:fill-image-name="Bitmape_20_1" draw:textarea-horizontal-align="justify" draw:textarea-vertical-align="middle" draw:auto-grow-height="false" draw:auto-grow-width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<text:span text:style-name="T1">Sub</text:span>Views and Dead Rule Detection</text:p>
      <text:list xml:id="list38483847" text:style-name="L1">
        <text:list-item>
          <text:h text:style-name="P49" text:outline-level="1"><text:s/>Introduction</text:h>
        </text:list-item>
      </text:list>
      <text:p text:style-name="P1">Here we explain the use of the <text:span text:style-name="T4">SubViews</text:span>. We need <text:span text:style-name="T4">SubViews</text:span> for RuleCompression, ContactMap, etc. We need to delete the waste rules which cannot be applied for the simulation data. These rules are called <text:span text:style-name="T4">dead rules</text:span>.</text:p>
      <text:list xml:id="list38482385" text:continue-numbering="true" text:style-name="L1">
        <text:list-item>
          <text:h text:style-name="P49" text:outline-level="1"><text:s/>Definitions</text:h>
        </text:list-item>
      </text:list>
      <text:p text:style-name="P7"><text:span text:style-name="T5">The</text:span><text:span text:style-name="T8"> </text:span><text:span text:style-name="T6">Sub View class</text:span><text:span text:style-name="T5"> is the subset of</text:span><text:span text:style-name="T12"> </text:span><text:span text:style-name="T5">Agent's sites. </text:span><text:span text:style-name="T14">C</text:span><text:span text:style-name="T15">(</text:span><text:span text:style-name="T16">A</text:span><text:span text:style-name="T15">)</text:span><text:span text:style-name="T17"> is the</text:span><text:span text:style-name="T19"> s</text:span><text:span text:style-name="T17">et of all</text:span><text:span text:style-name="T19"> </text:span><text:span text:style-name="T18">Sub View class</text:span><text:span text:style-name="T17"> agents of the type </text:span><text:span text:style-name="T15">A</text:span><text:span text:style-name="T17">. </text:span></text:p>
      <text:p text:style-name="P8"/>
      <text:p text:style-name="P8"><text:span text:style-name="T20">Let us introduce the main property of these classes, the </text:span><text:span text:style-name="T22">Backward closure</text:span><text:span text:style-name="T20">.</text:span><text:span text:style-name="T26"> </text:span><text:span text:style-name="T32">If a rule test or modify the site </text:span><text:span text:style-name="T27">a</text:span><text:span text:style-name="T33"> of</text:span><text:span text:style-name="T32"> the agent </text:span><text:span text:style-name="T27">A</text:span><text:span text:style-name="T33"> </text:span><text:span text:style-name="T32">and modifies the site </text:span><text:span text:style-name="T27">b</text:span><text:span text:style-name="T33"> of</text:span><text:span text:style-name="T32"> the same agent, then any class in </text:span><text:span text:style-name="T28">C</text:span><text:span text:style-name="T29">(</text:span><text:span text:style-name="T27">A</text:span><text:span text:style-name="T29">)</text:span><text:span text:style-name="T32"> that contains </text:span><text:span text:style-name="T27">b</text:span><text:span text:style-name="T33"> </text:span><text:span text:style-name="T32">must also contain </text:span><text:span text:style-name="T27">a</text:span><text:span text:style-name="T32">.</text:span></text:p>
      <text:p text:style-name="P9"/>
      <text:p text:style-name="Standard"><text:span text:style-name="T5">The </text:span><text:span text:style-name="T6">Sub View</text:span><text:span text:style-name="T5"> of agent </text:span><text:span text:style-name="T8">A</text:span><text:span text:style-name="T5"> is the </text:span><text:span text:style-name="T6">classSubView</text:span><text:span text:style-name="T12"> for </text:span><text:span text:style-name="T13">A</text:span><text:span text:style-name="T12"> </text:span><text:span text:style-name="T5">and contains the set of all possible states and sites from this </text:span><text:span text:style-name="T6">classSubView</text:span><text:span text:style-name="T5"> that can be obtained within this model. </text:span></text:p>
      <text:list xml:id="list38489043" text:continue-numbering="true" text:style-name="L1">
        <text:list-item>
          <text:h text:style-name="P49" text:outline-level="1"><text:s/>Input Data</text:h>
        </text:list-item>
      </text:list>
      <text:p text:style-name="Standard"><text:span text:style-name="T5">The</text:span><text:span text:style-name="T7"> Kappa model</text:span><text:span text:style-name="T12"> is </text:span><text:span text:style-name="T5">the file with the system model with the set of <text:s/></text:span><text:span text:style-name="T6">Rules</text:span><text:span text:style-name="T5"> that represents the initial Solution.</text:span><text:span text:style-name="T9"> </text:span></text:p>
      <text:list xml:id="list38497930" text:continue-numbering="true" text:style-name="L1">
        <text:list-item>
          <text:h text:style-name="P49" text:outline-level="1"><text:s/>Goal </text:h>
        </text:list-item>
      </text:list>
      <text:p text:style-name="P1">Our goal is </text:p>
      <text:list xml:id="list38494642" text:style-name="L2">
        <text:list-item>
          <text:p text:style-name="P26">To build the <text:span text:style-name="T22">SubViews</text:span> for all agents using the input data;</text:p>
        </text:list-item>
        <text:list-item>
          <text:p text:style-name="P25"><text:span text:style-name="T10">To find all </text:span><text:span text:style-name="T11">dead rules</text:span><text:span text:style-name="T10">.</text:span></text:p>
        </text:list-item>
      </text:list>
      <text:list xml:id="list38484899" text:continue-list="list38497930" text:style-name="L1">
        <text:list-item>
          <text:h text:style-name="P49" text:outline-level="1"><text:s/>Solution</text:h>
        </text:list-item>
      </text:list>
      <text:list xml:id="list38498003" text:style-name="L3">
        <text:list-item>
          <text:p text:style-name="P28"><text:span text:style-name="T20">Create the set of </text:span><text:span text:style-name="T23">classSubViews</text:span><text:span text:style-name="T24">:</text:span></text:p>
          <text:list>
            <text:list-item>
              <text:p text:style-name="P40"><text:s/>For each agents type <text:span text:style-name="T30">A</text:span> we create a graph of all sites that belong to <text:span text:style-name="T30">A</text:span>. This graph has no edges;</text:p>
            </text:list-item>
            <text:list-item>
              <text:p text:style-name="P41"><text:span text:style-name="T5"><text:s/>For each rule </text:span><text:span text:style-name="T8">R</text:span><text:span text:style-name="T5">, i</text:span><text:span text:style-name="T34">f </text:span><text:span text:style-name="T37">R</text:span><text:span text:style-name="T34"> changes the sites</text:span><text:span text:style-name="T43"> </text:span><text:span text:style-name="T44">а </text:span><text:span text:style-name="T43">and</text:span><text:span text:style-name="T37"> b</text:span><text:span text:style-name="T34"> of some agent </text:span><text:span text:style-name="T37">A</text:span><text:span text:style-name="T34">, then we add the directed edge between </text:span><text:span text:style-name="T44">а </text:span><text:span text:style-name="T43">and</text:span><text:span text:style-name="T37"> b</text:span><text:span text:style-name="T34"> to the graph;</text:span></text:p>
            </text:list-item>
            <text:list-item>
              <text:p text:style-name="P42"><text:s/>For each vertex <text:span text:style-name="T30">x</text:span> of this graph, find transitive closure of <text:span text:style-name="T30">x</text:span>. It would be some <text:span text:style-name="T4">classSubView</text:span>;</text:p>
            </text:list-item>
            <text:list-item>
              <text:p text:style-name="P42"><text:s/>Remove any class that is contained in another one.</text:p>
            </text:list-item>
          </text:list>
        </text:list-item>
        <text:list-item>
          <text:p text:style-name="P29"><text:s/>Each <text:span text:style-name="T4">classSubView</text:span> is filled in by the initial condition:</text:p>
          <text:list>
            <text:list-item>
              <text:p text:style-name="P40"><text:s/><text:span text:style-name="T4">ClassSubView</text:span> is a set of <text:span text:style-name="T4">Abstract Agents</text:span>. Each <text:span text:style-name="T4">Abstract Agent</text:span> <text:span text:style-name="T30">A</text:span> from the initial solution is added to all <text:span text:style-name="T4">ClassSubViews</text:span> that belong to <text:span text:style-name="T30">A</text:span> type. In other words, each <text:span text:style-name="T4">Class SubView </text:span>contains a copy of this agent.</text:p>
            </text:list-item>
          </text:list>
        </text:list-item>
      </text:list>
      <text:p text:style-name="P2"/>
      <text:p text:style-name="P2">Example : </text:p>
      <text:p text:style-name="P4">%init: A(x~p,y~u,z!1),B(x!1,y)</text:p>
      <text:p text:style-name="P4">%init: A(x~p,y~p,z!1),C(x!1,y)</text:p>
      <text:p text:style-name="P3">Suppose that <text:span text:style-name="T30">A</text:span> has two <text:span text:style-name="T4">Class SubViews</text:span>: <text:span text:style-name="T30">(x,y)</text:span> and <text:span text:style-name="T30">(y,z)</text:span></text:p>
      <text:p text:style-name="P3">Class <text:span text:style-name="T30">(x,y)</text:span> gives <text:span text:style-name="T30">A(x~p,y~u),A(x~p,y~p)</text:span></text:p>
      <text:p text:style-name="P3">Class <text:span text:style-name="T30">(y,z)</text:span> gives <text:span text:style-name="T30">A(y~u,z!B.x),A(y~p,z!C.x)</text:span></text:p>
      <text:list xml:id="list38474195" text:style-name="L4">
        <text:list-header>
          <text:p text:style-name="P27"><text:span text:style-name="T45"><text:s/></text:span><text:span text:style-name="T66"><text:s/></text:span></text:p>
        </text:list-header>
      </text:list>
      <text:list xml:id="list38493773" text:continue-list="list38498003" text:style-name="L3">
        <text:list-item>
          <text:p text:style-name="P30"><text:s/>Apply all rules which can be applied. Rules produce new abstract agents. After that add all <text:soft-page-break/>resulting agents to classes.</text:p>
        </text:list-item>
        <text:list-item>
          <text:p text:style-name="P35"><text:span text:style-name="T35"><text:s/>Repeat 3 while something is added.</text:span> </text:p>
        </text:list-item>
      </text:list>
      <text:list xml:id="list38476651" text:continue-list="list38484899" text:style-name="L1">
        <text:list-item>
          <text:h text:style-name="P49" text:outline-level="1"><text:s/>Algorithm </text:h>
        </text:list-item>
      </text:list>
      <text:p text:style-name="P7"><text:span text:style-name="T34">For the obtained </text:span><text:span text:style-name="T36">classSubView</text:span><text:span text:style-name="T38">, </text:span><text:span text:style-name="T34">fill the </text:span><text:span text:style-name="T36">SubView</text:span><text:span text:style-name="T38">.</text:span></text:p>
      <text:p text:style-name="P17"/>
      <text:p text:style-name="P19">Each connected component of each rule has the boolean field <text:span text:style-name="T4">Activity</text:span>. <text:span text:style-name="T22">Activity</text:span><text:span text:style-name="T30"> </text:span><text:span text:style-name="T25">is</text:span><text:span text:style-name="T30"> false</text:span> for the connected component <text:span text:style-name="T30">C</text:span> when that there are no injections from <text:span text:style-name="T30">C</text:span> to the abstract solution.</text:p>
      <text:p text:style-name="P19"/>
      <text:list xml:id="list38495468" text:style-name="WW8Num10">
        <text:list-item>
          <text:p text:style-name="P36"><text:s/>Set all <text:span text:style-name="T4">Activity</text:span> fields to <text:span text:style-name="T30">false</text:span>.</text:p>
        </text:list-item>
        <text:list-item>
          <text:p text:style-name="P36"><text:s/>Set <text:span text:style-name="T21">shouldDo</text:span> to <text:span text:style-name="T31">true</text:span></text:p>
        </text:list-item>
        <text:list-item>
          <text:p text:style-name="P36"><text:s/>While <text:span text:style-name="T30">(shouldDo) </text:span>do </text:p>
          <text:list>
            <text:list-item>
              <text:p text:style-name="P43"><text:span text:style-name="T30">shouldDo =</text:span> <text:span text:style-name="T30">false</text:span></text:p>
            </text:list-item>
            <text:list-item>
              <text:p text:style-name="P44">For <text:span text:style-name="T30">r: Rule</text:span> </text:p>
              <text:list>
                <text:list-item>
                  <text:p text:style-name="P46">For each connected component of <text:span text:style-name="T30">r</text:span> check the <text:span text:style-name="T4">Activity</text:span> field. If <text:span text:style-name="T30">Activity = false</text:span><text:span text:style-name="T25">,</text:span> try to find injections to the appropriate <text:span text:style-name="T4">classSubView.</text:span> If an injection is found, then set <text:span text:style-name="T4">Activity</text:span> to <text:span text:style-name="T30">true</text:span>.</text:p>
                </text:list-item>
                <text:list-item>
                  <text:p text:style-name="P46">If for all connected components of <text:span text:style-name="T30">r</text:span> we have <text:span text:style-name="T30">Activity = true</text:span><text:span text:style-name="T25">,</text:span> then</text:p>
                  <text:list>
                    <text:list-item>
                      <text:p text:style-name="P47">Apply the rule for all possible injections combinations, using exhaustive search;</text:p>
                    </text:list-item>
                    <text:list-item>
                      <text:p text:style-name="P47">Check the side effect of <text:span text:style-name="T30">r</text:span><text:span text:style-name="T25">;</text:span></text:p>
                    </text:list-item>
                    <text:list-item>
                      <text:p text:style-name="P48"><text:span text:style-name="T2">Add the rule applying result to the </text:span><text:span text:style-name="T3">Sub</text:span><text:span text:style-name="T46">View</text:span></text:p>
                    </text:list-item>
                  </text:list>
                </text:list-item>
              </text:list>
            </text:list-item>
            <text:list-item>
              <text:p text:style-name="P45"><text:span text:style-name="T40">if something new is added to the </text:span><text:span text:style-name="T42">SubViewStorage,</text:span><text:span text:style-name="T41"> then</text:span><text:span text:style-name="T40"> </text:span><text:span text:style-name="T39">shouldDo = true</text:span></text:p>
            </text:list-item>
          </text:list>
        </text:list-item>
        <text:list-item>
          <text:p text:style-name="P37">Check all rules for the <text:span text:style-name="T4">dead</text:span> property. If the rule <text:span text:style-name="T30">r</text:span> has a connected component <text:span text:style-name="T30">c</text:span> which has <text:span text:style-name="T30">Activity = false</text:span>, then <text:span text:style-name="T30">r</text:span> cannot be applied. </text:p>
        </text:list-item>
      </text:list>
      <text:list xml:id="list38497284" text:continue-list="list38476651" text:style-name="L1">
        <text:list-item>
          <text:h text:style-name="P49" text:outline-level="1"><text:s/>Examples</text:h>
        </text:list-item>
      </text:list>
      <text:p text:style-name="P5">'<text:span text:style-name="T1">1</text:span>' A(x),B(x<text:span text:style-name="T1">~u</text:span>) -&gt; A(x!1),B(x<text:span text:style-name="T1">~p</text:span>!1) @ 1.0</text:p>
      <text:p text:style-name="P5">'<text:span text:style-name="T1">2</text:span>' A(y),C(y) -&gt; A(y!1),C(y!1) @ 1.0</text:p>
      <text:p text:style-name="P5">'<text:span text:style-name="T1">3</text:span>' A(x!_),C(x,y!_) -&gt; A(x!1),C(x!1,y!_) @ 1.0</text:p>
      <text:p text:style-name="P6"/>
      <text:p text:style-name="P6"># Initial Conditions:</text:p>
      <text:p text:style-name="P4">%init: 1 * (A(x,y),B(x~u),C(x,y))</text:p>
      <text:p text:style-name="P6"/>
      <text:list xml:id="list38486554" text:style-name="L5">
        <text:list-item>
          <text:p text:style-name="P39"><text:span text:style-name="T47"><text:s/>The rule </text:span><text:span text:style-name="T52">'AxBx' </text:span><text:span text:style-name="T55"><text:s/></text:span><text:span text:style-name="T48"><text:s/>changes two sites.</text:span></text:p>
        </text:list-item>
        <text:list-item>
          <text:p text:style-name="P39"><text:span text:style-name="T47"><text:s/>The rule </text:span><text:span text:style-name="T52">'AyCy'</text:span><text:span text:style-name="T55"> <text:s text:c="2"/></text:span><text:span text:style-name="T48"><text:s/>changes two sites.</text:span></text:p>
        </text:list-item>
        <text:list-item>
          <text:p text:style-name="P39"><text:span text:style-name="T47"><text:s/>The rule</text:span><text:span text:style-name="T51"> </text:span><text:span text:style-name="T52">'Ax_Cxy_' </text:span><text:span text:style-name="T55"><text:s/></text:span><text:span text:style-name="T48"><text:s/>changes two sites and tests one.</text:span></text:p>
        </text:list-item>
      </text:list>
      <text:p text:style-name="P10"/>
      <text:p text:style-name="P18"><text:span text:style-name="T48">Filling in the </text:span><text:span text:style-name="T49">classSubView </text:span><text:span text:style-name="T50">according to the rules described in the </text:span><text:span text:style-name="T49">Definitions</text:span><text:span text:style-name="T50"> section, we get five different </text:span><text:span text:style-name="T49">classSubViews</text:span><text:span text:style-name="T50">:</text:span></text:p>
      <text:p text:style-name="P12"/>
      <text:p text:style-name="P3"><text:span text:style-name="T59">Agent: </text:span><text:span text:style-name="T60">A</text:span><text:span text:style-name="T59">; Site: </text:span><text:span text:style-name="T61">x</text:span></text:p>
      <text:p text:style-name="P3"><text:span text:style-name="T59">Agent: </text:span><text:span text:style-name="T60">A</text:span><text:span text:style-name="T59">; Site: </text:span><text:span text:style-name="T61">y</text:span></text:p>
      <text:p text:style-name="P3"><text:span text:style-name="T59">Agent: </text:span><text:span text:style-name="T61">B</text:span><text:span text:style-name="T59">; Site: </text:span><text:span text:style-name="T61">x</text:span></text:p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 y</text:span></text:p>
      <text:p text:style-name="P3"><text:span text:style-name="T59">Agent: </text:span><text:span text:style-name="T61">C</text:span><text:span text:style-name="T59">; Site: </text:span><text:span text:style-name="T61">y</text:span><text:span text:style-name="T63"> <text:s/>&lt;------------------------- removed, because it is included in “A</text:span><text:span text:style-name="T59">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”</text:span></text:p>
      <text:p text:style-name="P12"/>
      <text:list xml:id="list38485200" text:continue-list="list38486554" text:style-name="L5">
        <text:list-item text:start-value="1">
          <text:p text:style-name="P31"><text:s/>Fill in classes by initial solution: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1"/></text:span><text:span text:style-name="T61">B(x~u)</text:span></text:p>
      <text:p text:style-name="P3"><text:soft-page-break/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 <text:s text:c="8"/></text:span><text:span text:style-name="T61">C(x,y)</text:span></text:p>
      <text:p text:style-name="P11"/>
      <text:p text:style-name="P20"><text:span text:style-name="T20">The rules </text:span><text:span text:style-name="T30">'</text:span><text:span text:style-name="T26">1' </text:span><text:span text:style-name="T67">and </text:span><text:span text:style-name="T26">'2'</text:span><text:span text:style-name="T67"> <text:s/>have injections. The rule </text:span><text:span text:style-name="T26">'3' </text:span><text:span text:style-name="T67"><text:s/>has no injections for the time being.</text:span></text:p>
      <text:p text:style-name="P21"/>
      <text:list xml:id="list38482789" text:continue-numbering="true" text:style-name="L5">
        <text:list-item>
          <text:p text:style-name="P38"><text:span text:style-name="T56"><text:s/>Apply the rule </text:span><text:span text:style-name="T53">'1'</text:span><text:span text:style-name="T56"> :</text:span>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, </text:span><text:span text:style-name="T62">A(x!B.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1"/></text:span><text:span text:style-name="T61">B(x~u), </text:span><text:span text:style-name="T62">B(x~p!A.x)</text:span></text:p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 <text:s text:c="6"/></text:span><text:span text:style-name="T61">C(x,y)</text:span></text:p>
      <text:p text:style-name="P12"/>
      <text:list xml:id="list38486717" text:continue-numbering="true" text:style-name="L5">
        <text:list-item>
          <text:p text:style-name="P38"><text:span text:style-name="T56"><text:s/>Apply the rule </text:span><text:span text:style-name="T53">'2'</text:span><text:span text:style-name="T56"> :</text:span>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, A(x!B.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,</text:span><text:span text:style-name="T62">A(y!C.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0"/></text:span><text:span text:style-name="T61"><text:s/>B(x~u), B(x~u!A.x)</text:span></text:p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text:span text:style-name="T63"> <text:s text:c="6"/></text:span><text:span text:style-name="T61">C(x,y),</text:span><text:span text:style-name="T62">C(x,y!A.y)</text:span></text:p>
      <text:p text:style-name="P15"/>
      <text:list xml:id="list38498720" text:continue-numbering="true" text:style-name="L5">
        <text:list-item>
          <text:p text:style-name="P38"><text:span text:style-name="T53"><text:s/>shouldDo = true</text:span><text:span text:style-name="T58">. Therefore repeat cycle:</text:span></text:p>
        </text:list-item>
        <text:list-item>
          <text:p text:style-name="P32"><text:s/>Apply the rule <text:span text:style-name="T30">'1'</text:span> . Nothing is added</text:p>
        </text:list-item>
        <text:list-item>
          <text:p text:style-name="P32"><text:s/>Apply the rule <text:span text:style-name="T30">'2'</text:span> . Nothing is added</text:p>
        </text:list-item>
        <text:list-item>
          <text:p text:style-name="P32"><text:s/>Check the rule <text:span text:style-name="T30">'3'</text:span>. Now it has injections. Apply the rule <text:span text:style-name="T30">'3'</text:span><text:span text:style-name="T25">:</text:span></text:p>
        </text:list-item>
      </text:list>
      <text:p text:style-name="P3"><text:span text:style-name="T59">Agent: </text:span><text:span text:style-name="T60">A</text:span><text:span text:style-name="T59">; Site: </text:span><text:span text:style-name="T61">x</text:span><text:span text:style-name="T63"> <text:s text:c="11"/></text:span><text:span text:style-name="T61">A(x), A(x!B.x), </text:span><text:span text:style-name="T62">A(x!C.x)</text:span></text:p>
      <text:p text:style-name="P3"><text:span text:style-name="T59">Agent: </text:span><text:span text:style-name="T60">A</text:span><text:span text:style-name="T59">; Site: </text:span><text:span text:style-name="T61">y</text:span><text:span text:style-name="T63"> <text:s text:c="11"/></text:span><text:span text:style-name="T61">A(y),A(y!C.y)</text:span></text:p>
      <text:p text:style-name="P3"><text:span text:style-name="T59">Agent: </text:span><text:span text:style-name="T61">B</text:span><text:span text:style-name="T59">; Site: </text:span><text:span text:style-name="T61">x</text:span><text:span text:style-name="T63"> <text:s text:c="11"/></text:span><text:span text:style-name="T61">B(x~u), B(x~u!A.x),</text:span><text:span text:style-name="T62">B(x~p)</text:span></text:p>
      <text:p text:style-name="P21">Agent: <text:span text:style-name="T54">C</text:span>; Sites: <text:span text:style-name="T54">x</text:span><text:span text:style-name="T57">,</text:span><text:span text:style-name="T54">y</text:span><text:span text:style-name="T57"> <text:s text:c="6"/></text:span><text:span text:style-name="T54">C(x,y),C(x,y!A.y), </text:span><text:span text:style-name="T30">C(x!A.x,y!A.y)</text:span></text:p>
      <text:p text:style-name="P21"/>
      <text:p text:style-name="P21">It is clear that nothing is added.</text:p>
      <text:p text:style-name="P20">Note: <text:span text:style-name="T67">The agent </text:span><text:span text:style-name="T26">B(x~p)</text:span><text:span text:style-name="T67"> was created by considering the side effect of the rule </text:span><text:span text:style-name="T26">'3'</text:span><text:span text:style-name="T67">. </text:span></text:p>
      <text:p text:style-name="P14"/>
      <text:p text:style-name="P6"><text:span text:style-name="T64">Now we fill in these </text:span><text:span text:style-name="T65">classSubViews</text:span><text:span text:style-name="T64"> <text:s/>in order to get </text:span><text:span text:style-name="T65">SubViews</text:span><text:span text:style-name="T64">:</text:span></text:p>
      <text:p text:style-name="P13"/>
      <text:p text:style-name="P3"><text:span text:style-name="T59">Agent: </text:span><text:span text:style-name="T60">A</text:span><text:span text:style-name="T59"> <text:s/>Site: </text:span><text:span text:style-name="T61">x</text:span></text:p>
      <text:list xml:id="list38485032" text:style-name="L6">
        <text:list-item>
          <text:p text:style-name="P33">A(x)</text:p>
        </text:list-item>
        <text:list-item>
          <text:p text:style-name="P33">A(x!B.x)</text:p>
        </text:list-item>
        <text:list-item>
          <text:p text:style-name="P33">A(x!C.x)</text:p>
        </text:list-item>
      </text:list>
      <text:p text:style-name="P12"/>
      <text:p text:style-name="P3"><text:span text:style-name="T59">Agent: </text:span><text:span text:style-name="T60">A</text:span><text:span text:style-name="T59">; Sits: </text:span><text:span text:style-name="T61">y</text:span></text:p>
      <text:list xml:id="list38497200" text:continue-list="list38485032" text:style-name="L6">
        <text:list-item text:start-value="1">
          <text:p text:style-name="P34">A(y)</text:p>
        </text:list-item>
        <text:list-item>
          <text:p text:style-name="P34">A(y!C.y)</text:p>
          <text:p text:style-name="P34"/>
        </text:list-item>
      </text:list>
      <text:p text:style-name="P3"><text:span text:style-name="T59">Agent: </text:span><text:span text:style-name="T61">B</text:span><text:span text:style-name="T59">; Site: </text:span><text:span text:style-name="T61">x</text:span></text:p>
      <text:list xml:id="list38490381" text:continue-list="list38497200" text:style-name="L6">
        <text:list-item text:start-value="1">
          <text:p text:style-name="P34">B(x~u)</text:p>
        </text:list-item>
        <text:list-item>
          <text:p text:style-name="P34">B(x~u!A.x)</text:p>
        </text:list-item>
        <text:list-item>
          <text:p text:style-name="P34">B(x~p)</text:p>
        </text:list-item>
      </text:list>
      <text:p text:style-name="P12"/>
      <text:p text:style-name="P3"><text:span text:style-name="T59">Agent: </text:span><text:span text:style-name="T61">C</text:span><text:span text:style-name="T59">; Sites: </text:span><text:span text:style-name="T61">x</text:span><text:span text:style-name="T63">,</text:span><text:span text:style-name="T61">y</text:span></text:p>
      <text:list xml:id="list38481725" text:continue-list="list38490381" text:style-name="L6">
        <text:list-item text:start-value="1">
          <text:p text:style-name="P34">C(x,y)</text:p>
        </text:list-item>
        <text:list-item>
          <text:p text:style-name="P34">C(x,y!A.y)</text:p>
        </text:list-item>
        <text:list-item>
          <text:p text:style-name="P34">C(x!A.x, y!A.y)</text:p>
        </text:list-item>
      </text:list>
      <text:p text:style-name="P12"/>
      <text:p text:style-name="P12">There are no dead rules.</text:p>
      <text:list xml:id="list38506247" text:continue-list="list38497284" text:style-name="L1">
        <text:list-item>
          <text:h text:style-name="P50" text:outline-level="1"><text:span text:style-name="T25"><text:s/>Flowchart</text:span> </text:h>
        </text:list-item>
      </text:list>
      <text:p text:style-name="P22"/>
      <text:p text:style-name="P22"><draw:g text:anchor-type="paragraph" draw:z-index="0" draw:style-name="gr1"><draw:g draw:style-name="gr2"><draw:custom-shape draw:style-name="gr3" draw:text-style-name="P51" svg:width="1.435in" svg:height="0.628in" svg:x="1.9146in" svg:y="0.0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3" svg:width="1.0161in" svg:height="0.4453in" svg:x="2.1244in" svg:y="0.0925in"><draw:text-box><text:p text:style-name="P52"><text:span text:style-name="T68">Start</text:span></text:p></draw:text-box></draw:frame></draw:g><draw:g draw:style-name="gr2"><draw:custom-shape draw:style-name="gr5" draw:text-style-name="P51" svg:width="2.3921in" svg:height="0.315in" svg:x="1.4362in" svg:y="0.9437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6" draw:text-style-name="P53" svg:width="1.8303in" svg:height="0.3157in" svg:x="1.7161in" svg:y="0.9437in"><draw:text-box><text:p text:style-name="P52"><text:span text:style-name="T69">Abstract </text:span><text:span text:style-name="T68">Rules</text:span></text:p></draw:text-box></draw:frame></draw:g><draw:g draw:style-name="gr2"><draw:custom-shape draw:style-name="gr7" draw:text-style-name="P51" svg:width="2.8713in" svg:height="0.3142in" svg:x="1.1965in" svg:y="1.5736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8" draw:text-style-name="P53" svg:width="2.1961in" svg:height="0.315in" svg:x="1.5343in" svg:y="1.5736in"><draw:text-box><text:p text:style-name="P52"><text:span text:style-name="T69">Abstract Solution</text:span></text:p></draw:text-box></draw:frame></draw:g><draw:line draw:style-name="gr9" draw:text-style-name="P54" svg:x1="2.6327in" svg:y1="0.6299in" svg:x2="2.6327in" svg:y2="0.9437in"><text:p/></draw:line><draw:line draw:style-name="gr10" draw:text-style-name="P54" svg:x1="2.6327in" svg:y1="1.2598in" svg:x2="2.6327in" svg:y2="1.5724in"><text:p/></draw:line><draw:frame draw:style-name="gr11" draw:text-style-name="P53" svg:width="1.9134in" svg:height="0.3142in" svg:x="1.6744in" svg:y="2.2035in"><draw:text-box><text:p text:style-name="P52"><text:span text:style-name="T68">ShouldDo = </text:span><text:span text:style-name="T69">true</text:span></text:p></draw:text-box></draw:frame><draw:line draw:style-name="gr12" draw:text-style-name="P54" svg:x1="2.6327in" svg:y1="1.889in" svg:x2="2.6327in" svg:y2="2.2016in"><text:p/></draw:line><draw:line draw:style-name="gr13" draw:text-style-name="P54" svg:x1="2.6327in" svg:y1="2.5201in" svg:x2="2.6327in" svg:y2="2.8327in"><text:p/></draw:line><draw:g draw:style-name="gr2"><draw:custom-shape draw:style-name="gr14" draw:text-style-name="P51" svg:width="1.9134in" svg:height="0.628in" svg:x="1.6752in" svg:y="2.8327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5" draw:text-style-name="P53" svg:width="1.2039in" svg:height="0.3961in" svg:x="2.0291in" svg:y="2.9488in"><draw:text-box><text:p text:style-name="P52"><text:span text:style-name="T68">ShouldDo</text:span></text:p></draw:text-box></draw:frame></draw:g><draw:g draw:style-name="gr2"><draw:custom-shape draw:style-name="gr16" draw:text-style-name="P51" svg:width="1.9134in" svg:height="0.628in" svg:x="1.6752in" svg:y="4.4071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7" draw:text-style-name="P53" svg:width="1.2039in" svg:height="0.3953in" svg:x="2.0291in" svg:y="4.5224in"><draw:text-box><text:p text:style-name="P52"><text:span text:style-name="T68">r : Rules</text:span></text:p></draw:text-box></draw:frame></draw:g><draw:line draw:style-name="gr18" draw:text-style-name="P54" svg:x1="2.6327in" svg:y1="3.4626in" svg:x2="2.6327in" svg:y2="3.7764in"><text:p/></draw:line><draw:line draw:style-name="gr19" draw:text-style-name="P54" svg:x1="3.5909in" svg:y1="3.1492in" svg:x2="4.5472in" svg:y2="3.1492in"><text:p/></draw:line><draw:g draw:style-name="gr2"><draw:custom-shape draw:style-name="gr20" draw:text-style-name="P51" svg:width="1.435in" svg:height="0.628in" svg:x="4.5465in" svg:y="2.8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1" draw:text-style-name="P53" svg:width="1.0161in" svg:height="0.4453in" svg:x="4.7563in" svg:y="2.9244in"><draw:text-box><text:p text:style-name="P52"><text:span text:style-name="T68">Check dead rules</text:span></text:p></draw:text-box></draw:frame></draw:g><draw:frame draw:style-name="gr22" draw:text-style-name="P56" svg:width="0.3543in" svg:height="0.4748in" svg:x="2.6327in" svg:y="3.4626in"><draw:text-box><text:p text:style-name="P55"><text:span text:style-name="T68">+</text:span></text:p></draw:text-box></draw:frame><draw:g draw:style-name="gr2"><draw:custom-shape draw:style-name="gr23" draw:text-style-name="P51" svg:width="2.8713in" svg:height="0.3134in" svg:x="1.1965in" svg:y="5.3508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24" draw:text-style-name="P53" svg:width="2.1961in" svg:height="0.3134in" svg:x="1.5343in" svg:y="5.3508in"><draw:text-box><text:p text:style-name="P52"><text:span text:style-name="T68">newData = apply rule</text:span></text:p></draw:text-box></draw:frame></draw:g><draw:frame draw:style-name="gr25" draw:text-style-name="P53" svg:width="2.1524in" svg:height="0.3134in" svg:x="1.4354in" svg:y="3.778in"><draw:text-box><text:p text:style-name="P52"><text:span text:style-name="T68">ShouldDo = false</text:span></text:p></draw:text-box></draw:frame><draw:line draw:style-name="gr26" draw:text-style-name="P54" svg:x1="2.6327in" svg:y1="4.0917in" svg:x2="2.6327in" svg:y2="4.4055in"><text:p/></draw:line><draw:line draw:style-name="gr27" draw:text-style-name="P54" svg:x1="2.6327in" svg:y1="5.0374in" svg:x2="2.6327in" svg:y2="5.35in"><text:p/></draw:line><draw:line draw:style-name="gr28" draw:text-style-name="P54" svg:x1="2.6327in" svg:y1="5.6654in" svg:x2="2.6327in" svg:y2="5.9791in"><text:p/></draw:line><draw:line draw:style-name="gr29" draw:text-style-name="P54" svg:x1="2.6327in" svg:y1="6.6098in" svg:x2="2.6327in" svg:y2="7.8673in"><text:p/></draw:line><draw:line draw:style-name="gr30" draw:text-style-name="P54" svg:x1="6.4606in" svg:y1="7.8701in" svg:x2="2.6327in" svg:y2="7.8701in"><text:p/></draw:line><draw:line draw:style-name="gr31" draw:text-style-name="P54" svg:x1="6.461in" svg:y1="7.8673in" svg:x2="6.461in" svg:y2="4.7209in"><text:p/></draw:line><draw:g draw:style-name="gr2"><draw:custom-shape draw:style-name="gr32" draw:text-style-name="P51" svg:width="5.5039in" svg:height="0.628in" svg:x="0.0008in" svg:y="6.590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33" draw:text-style-name="P53" svg:width="2.7516in" svg:height="0.3142in" svg:x="1.3764in" svg:y="6.7472in"><draw:text-box><text:p text:style-name="P52"><text:span text:style-name="T68">addNewDataToSolution(newData)</text:span></text:p></draw:text-box></draw:frame></draw:g><draw:line draw:style-name="gr34" draw:text-style-name="P54" svg:x1="5.5055in" svg:y1="6.2945in" svg:x2="5.5055in" svg:y2="7.2374in"><text:p/></draw:line><draw:frame draw:style-name="gr35" draw:text-style-name="P56" svg:width="0.4177in" svg:height="0.6248in" svg:x="5.5035in" svg:y="6.3181in"><draw:text-box><text:p text:style-name="P55"><text:span text:style-name="T70">+</text:span></text:p></draw:text-box></draw:frame><draw:frame draw:style-name="gr36" draw:text-style-name="P56" svg:width="0.3413in" svg:height="0.6248in" svg:x="2.5291in" svg:y="6.6335in"><draw:text-box><text:p text:style-name="P55"><text:span text:style-name="T70">-</text:span></text:p></draw:text-box></draw:frame><draw:frame draw:style-name="gr37" draw:text-style-name="P56" svg:width="0.3425in" svg:height="0.6248in" svg:x="3.7264in" svg:y="2.5417in"><draw:text-box><text:p text:style-name="P55"><text:span text:style-name="T70">-</text:span></text:p></draw:text-box></draw:frame><draw:frame draw:style-name="gr38" draw:text-style-name="P53" svg:width="1.674in" svg:height="0.3134in" svg:x="4.5465in" svg:y="7.2398in"><draw:text-box><text:p text:style-name="P52"><text:span text:style-name="T68">ShouldDo = true</text:span></text:p></draw:text-box></draw:frame><draw:line draw:style-name="gr39" draw:text-style-name="P54" svg:x1="6.4618in" svg:y1="4.7217in" svg:x2="3.5909in" svg:y2="4.7217in"><text:p/></draw:line><draw:line draw:style-name="gr40" draw:text-style-name="P54" svg:x1="1.6744in" svg:y1="4.7217in" svg:x2="0.4791in" svg:y2="4.7217in"><text:p/></draw:line><draw:line draw:style-name="gr41" draw:text-style-name="P54" svg:x1="0.4791in" svg:y1="4.7209in" svg:x2="0.4791in" svg:y2="3.1492in"><text:p/></draw:line><draw:line draw:style-name="gr42" draw:text-style-name="P54" svg:x1="0.4791in" svg:y1="3.1492in" svg:x2="1.6744in" svg:y2="3.1492in"><text:p/></draw:line><draw:line draw:style-name="gr43" draw:text-style-name="P54" svg:x1="5.5055in" svg:y1="7.5535in" svg:x2="5.5055in" svg:y2="7.8673in"><text:p/></draw:line><draw:g draw:style-name="gr2"><draw:custom-shape draw:style-name="gr44" draw:text-style-name="P51" svg:width="5.5039in" svg:height="0.628in" svg:x="0.0008in" svg:y="5.868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45" draw:text-style-name="P53" svg:width="2.7516in" svg:height="0.2752in" svg:x="1.3764in" svg:y="6.1028in"><draw:text-box><text:p text:style-name="P52"><text:span text:style-name="T68">check for side effect</text:span></text:p></draw:text-box></draw:frame></draw:g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line-break/></text:p>
      <text:p text:style-name="P2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utch801BT-Roman" svg:font-family="Dutch801BT-Roman" style:font-family-generic="roman"/>
    <style:font-face style:name="Minion-SwashItalic" svg:font-family="Minion-SwashItalic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8000" draw:distance="0.1138in" draw:rotation="450"/>
    <draw:hatch draw:name="Hatch_20_10" draw:display-name="Hatch 10" draw:style="single" draw:color="#000000" draw:distance="0.0043in" draw:rotation="0"/>
    <draw:hatch draw:name="Hatch_20_100" draw:display-name="Hatch 100" draw:style="single" draw:color="#000000" draw:distance="0.0043in" draw:rotation="0"/>
    <draw:hatch draw:name="Hatch_20_101" draw:display-name="Hatch 101" draw:style="single" draw:color="#000000" draw:distance="0.0043in" draw:rotation="0"/>
    <draw:hatch draw:name="Hatch_20_102" draw:display-name="Hatch 102" draw:style="single" draw:color="#000000" draw:distance="0.0043in" draw:rotation="0"/>
    <draw:hatch draw:name="Hatch_20_103" draw:display-name="Hatch 103" draw:style="single" draw:color="#000000" draw:distance="0.0043in" draw:rotation="0"/>
    <draw:hatch draw:name="Hatch_20_104" draw:display-name="Hatch 104" draw:style="single" draw:color="#000000" draw:distance="0.0043in" draw:rotation="0"/>
    <draw:hatch draw:name="Hatch_20_105" draw:display-name="Hatch 105" draw:style="single" draw:color="#000000" draw:distance="0.0043in" draw:rotation="0"/>
    <draw:hatch draw:name="Hatch_20_106" draw:display-name="Hatch 106" draw:style="single" draw:color="#000000" draw:distance="0.0043in" draw:rotation="0"/>
    <draw:hatch draw:name="Hatch_20_107" draw:display-name="Hatch 107" draw:style="single" draw:color="#000000" draw:distance="0.0043in" draw:rotation="0"/>
    <draw:hatch draw:name="Hatch_20_108" draw:display-name="Hatch 108" draw:style="single" draw:color="#000000" draw:distance="0.0043in" draw:rotation="0"/>
    <draw:hatch draw:name="Hatch_20_109" draw:display-name="Hatch 109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10" draw:display-name="Hatch 110" draw:style="single" draw:color="#000000" draw:distance="0.0043in" draw:rotation="0"/>
    <draw:hatch draw:name="Hatch_20_111" draw:display-name="Hatch 111" draw:style="single" draw:color="#000000" draw:distance="0.0043in" draw:rotation="0"/>
    <draw:hatch draw:name="Hatch_20_112" draw:display-name="Hatch 112" draw:style="single" draw:color="#000000" draw:distance="0.0043in" draw:rotation="0"/>
    <draw:hatch draw:name="Hatch_20_113" draw:display-name="Hatch 113" draw:style="single" draw:color="#000000" draw:distance="0.0043in" draw:rotation="0"/>
    <draw:hatch draw:name="Hatch_20_114" draw:display-name="Hatch 114" draw:style="single" draw:color="#000000" draw:distance="0.0043in" draw:rotation="0"/>
    <draw:hatch draw:name="Hatch_20_115" draw:display-name="Hatch 115" draw:style="single" draw:color="#000000" draw:distance="0.0043in" draw:rotation="0"/>
    <draw:hatch draw:name="Hatch_20_116" draw:display-name="Hatch 116" draw:style="single" draw:color="#000000" draw:distance="0.0043in" draw:rotation="0"/>
    <draw:hatch draw:name="Hatch_20_117" draw:display-name="Hatch 117" draw:style="single" draw:color="#000000" draw:distance="0.0043in" draw:rotation="0"/>
    <draw:hatch draw:name="Hatch_20_118" draw:display-name="Hatch 118" draw:style="single" draw:color="#000000" draw:distance="0.0043in" draw:rotation="0"/>
    <draw:hatch draw:name="Hatch_20_119" draw:display-name="Hatch 119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20" draw:display-name="Hatch 120" draw:style="single" draw:color="#000000" draw:distance="0.0043in" draw:rotation="0"/>
    <draw:hatch draw:name="Hatch_20_121" draw:display-name="Hatch 121" draw:style="single" draw:color="#000000" draw:distance="0.0043in" draw:rotation="0"/>
    <draw:hatch draw:name="Hatch_20_122" draw:display-name="Hatch 122" draw:style="single" draw:color="#000000" draw:distance="0.0043in" draw:rotation="0"/>
    <draw:hatch draw:name="Hatch_20_123" draw:display-name="Hatch 123" draw:style="single" draw:color="#000000" draw:distance="0.0043in" draw:rotation="0"/>
    <draw:hatch draw:name="Hatch_20_124" draw:display-name="Hatch 124" draw:style="single" draw:color="#000000" draw:distance="0.0043in" draw:rotation="0"/>
    <draw:hatch draw:name="Hatch_20_125" draw:display-name="Hatch 125" draw:style="single" draw:color="#000000" draw:distance="0.0043in" draw:rotation="0"/>
    <draw:hatch draw:name="Hatch_20_126" draw:display-name="Hatch 126" draw:style="single" draw:color="#000000" draw:distance="0.0043in" draw:rotation="0"/>
    <draw:hatch draw:name="Hatch_20_127" draw:display-name="Hatch 127" draw:style="single" draw:color="#000000" draw:distance="0.0043in" draw:rotation="0"/>
    <draw:hatch draw:name="Hatch_20_128" draw:display-name="Hatch 128" draw:style="single" draw:color="#000000" draw:distance="0.0043in" draw:rotation="0"/>
    <draw:hatch draw:name="Hatch_20_129" draw:display-name="Hatch 129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30" draw:display-name="Hatch 130" draw:style="single" draw:color="#000000" draw:distance="0.0043in" draw:rotation="0"/>
    <draw:hatch draw:name="Hatch_20_14" draw:display-name="Hatch 14" draw:style="single" draw:color="#000000" draw:distance="0.0043in" draw:rotation="0"/>
    <draw:hatch draw:name="Hatch_20_15" draw:display-name="Hatch 15" draw:style="single" draw:color="#000000" draw:distance="0.0043in" draw:rotation="0"/>
    <draw:hatch draw:name="Hatch_20_16" draw:display-name="Hatch 16" draw:style="single" draw:color="#000000" draw:distance="0.0043in" draw:rotation="0"/>
    <draw:hatch draw:name="Hatch_20_17" draw:display-name="Hatch 17" draw:style="single" draw:color="#000000" draw:distance="0.0043in" draw:rotation="0"/>
    <draw:hatch draw:name="Hatch_20_18" draw:display-name="Hatch 18" draw:style="single" draw:color="#000000" draw:distance="0.0043in" draw:rotation="0"/>
    <draw:hatch draw:name="Hatch_20_19" draw:display-name="Hatch 19" draw:style="single" draw:color="#000000" draw:distance="0.0043in" draw:rotation="0"/>
    <draw:hatch draw:name="Hatch_20_2" draw:display-name="Hatch 2" draw:style="single" draw:color="#000000" draw:distance="0.0043in" draw:rotation="0"/>
    <draw:hatch draw:name="Hatch_20_20" draw:display-name="Hatch 20" draw:style="single" draw:color="#000000" draw:distance="0.0043in" draw:rotation="0"/>
    <draw:hatch draw:name="Hatch_20_21" draw:display-name="Hatch 21" draw:style="single" draw:color="#000000" draw:distance="0.0043in" draw:rotation="0"/>
    <draw:hatch draw:name="Hatch_20_22" draw:display-name="Hatch 22" draw:style="single" draw:color="#000000" draw:distance="0.0043in" draw:rotation="0"/>
    <draw:hatch draw:name="Hatch_20_23" draw:display-name="Hatch 23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" draw:display-name="Hatch 3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35" draw:display-name="Hatch 35" draw:style="single" draw:color="#000000" draw:distance="0.0043in" draw:rotation="0"/>
    <draw:hatch draw:name="Hatch_20_36" draw:display-name="Hatch 36" draw:style="single" draw:color="#000000" draw:distance="0.0043in" draw:rotation="0"/>
    <draw:hatch draw:name="Hatch_20_37" draw:display-name="Hatch 37" draw:style="single" draw:color="#000000" draw:distance="0.0043in" draw:rotation="0"/>
    <draw:hatch draw:name="Hatch_20_38" draw:display-name="Hatch 38" draw:style="single" draw:color="#000000" draw:distance="0.0043in" draw:rotation="0"/>
    <draw:hatch draw:name="Hatch_20_39" draw:display-name="Hatch 39" draw:style="single" draw:color="#000000" draw:distance="0.0043in" draw:rotation="0"/>
    <draw:hatch draw:name="Hatch_20_4" draw:display-name="Hatch 4" draw:style="single" draw:color="#000000" draw:distance="0.0043in" draw:rotation="0"/>
    <draw:hatch draw:name="Hatch_20_40" draw:display-name="Hatch 40" draw:style="single" draw:color="#000000" draw:distance="0.0043in" draw:rotation="0"/>
    <draw:hatch draw:name="Hatch_20_41" draw:display-name="Hatch 41" draw:style="single" draw:color="#000000" draw:distance="0.0043in" draw:rotation="0"/>
    <draw:hatch draw:name="Hatch_20_42" draw:display-name="Hatch 42" draw:style="single" draw:color="#000000" draw:distance="0.0043in" draw:rotation="0"/>
    <draw:hatch draw:name="Hatch_20_43" draw:display-name="Hatch 43" draw:style="single" draw:color="#000000" draw:distance="0.0043in" draw:rotation="0"/>
    <draw:hatch draw:name="Hatch_20_44" draw:display-name="Hatch 44" draw:style="single" draw:color="#000000" draw:distance="0.0043in" draw:rotation="0"/>
    <draw:hatch draw:name="Hatch_20_45" draw:display-name="Hatch 45" draw:style="single" draw:color="#000000" draw:distance="0.0043in" draw:rotation="0"/>
    <draw:hatch draw:name="Hatch_20_46" draw:display-name="Hatch 46" draw:style="single" draw:color="#000000" draw:distance="0.0043in" draw:rotation="0"/>
    <draw:hatch draw:name="Hatch_20_47" draw:display-name="Hatch 47" draw:style="single" draw:color="#000000" draw:distance="0.0043in" draw:rotation="0"/>
    <draw:hatch draw:name="Hatch_20_48" draw:display-name="Hatch 48" draw:style="single" draw:color="#000000" draw:distance="0.0043in" draw:rotation="0"/>
    <draw:hatch draw:name="Hatch_20_49" draw:display-name="Hatch 49" draw:style="single" draw:color="#000000" draw:distance="0.0043in" draw:rotation="0"/>
    <draw:hatch draw:name="Hatch_20_5" draw:display-name="Hatch 5" draw:style="single" draw:color="#000000" draw:distance="0.0043in" draw:rotation="0"/>
    <draw:hatch draw:name="Hatch_20_50" draw:display-name="Hatch 50" draw:style="single" draw:color="#000000" draw:distance="0.0043in" draw:rotation="0"/>
    <draw:hatch draw:name="Hatch_20_51" draw:display-name="Hatch 51" draw:style="single" draw:color="#000000" draw:distance="0.0043in" draw:rotation="0"/>
    <draw:hatch draw:name="Hatch_20_52" draw:display-name="Hatch 52" draw:style="single" draw:color="#000000" draw:distance="0.0043in" draw:rotation="0"/>
    <draw:hatch draw:name="Hatch_20_53" draw:display-name="Hatch 53" draw:style="single" draw:color="#000000" draw:distance="0.0043in" draw:rotation="0"/>
    <draw:hatch draw:name="Hatch_20_54" draw:display-name="Hatch 54" draw:style="single" draw:color="#000000" draw:distance="0.0043in" draw:rotation="0"/>
    <draw:hatch draw:name="Hatch_20_55" draw:display-name="Hatch 55" draw:style="single" draw:color="#000000" draw:distance="0.0043in" draw:rotation="0"/>
    <draw:hatch draw:name="Hatch_20_56" draw:display-name="Hatch 56" draw:style="single" draw:color="#000000" draw:distance="0.0043in" draw:rotation="0"/>
    <draw:hatch draw:name="Hatch_20_57" draw:display-name="Hatch 57" draw:style="single" draw:color="#000000" draw:distance="0.0043in" draw:rotation="0"/>
    <draw:hatch draw:name="Hatch_20_58" draw:display-name="Hatch 58" draw:style="single" draw:color="#000000" draw:distance="0.0043in" draw:rotation="0"/>
    <draw:hatch draw:name="Hatch_20_59" draw:display-name="Hatch 59" draw:style="single" draw:color="#000000" draw:distance="0.0043in" draw:rotation="0"/>
    <draw:hatch draw:name="Hatch_20_6" draw:display-name="Hatch 6" draw:style="single" draw:color="#000000" draw:distance="0.0043in" draw:rotation="0"/>
    <draw:hatch draw:name="Hatch_20_60" draw:display-name="Hatch 60" draw:style="single" draw:color="#000000" draw:distance="0.0043in" draw:rotation="0"/>
    <draw:hatch draw:name="Hatch_20_61" draw:display-name="Hatch 61" draw:style="single" draw:color="#000000" draw:distance="0.0043in" draw:rotation="0"/>
    <draw:hatch draw:name="Hatch_20_62" draw:display-name="Hatch 62" draw:style="single" draw:color="#000000" draw:distance="0.0043in" draw:rotation="0"/>
    <draw:hatch draw:name="Hatch_20_63" draw:display-name="Hatch 63" draw:style="single" draw:color="#000000" draw:distance="0.0043in" draw:rotation="0"/>
    <draw:hatch draw:name="Hatch_20_64" draw:display-name="Hatch 64" draw:style="single" draw:color="#000000" draw:distance="0.0043in" draw:rotation="0"/>
    <draw:hatch draw:name="Hatch_20_65" draw:display-name="Hatch 65" draw:style="single" draw:color="#000000" draw:distance="0.0043in" draw:rotation="0"/>
    <draw:hatch draw:name="Hatch_20_66" draw:display-name="Hatch 66" draw:style="single" draw:color="#000000" draw:distance="0.0043in" draw:rotation="0"/>
    <draw:hatch draw:name="Hatch_20_67" draw:display-name="Hatch 67" draw:style="single" draw:color="#000000" draw:distance="0.0043in" draw:rotation="0"/>
    <draw:hatch draw:name="Hatch_20_68" draw:display-name="Hatch 68" draw:style="single" draw:color="#000000" draw:distance="0.0043in" draw:rotation="0"/>
    <draw:hatch draw:name="Hatch_20_69" draw:display-name="Hatch 69" draw:style="single" draw:color="#000000" draw:distance="0.0043in" draw:rotation="0"/>
    <draw:hatch draw:name="Hatch_20_7" draw:display-name="Hatch 7" draw:style="single" draw:color="#000000" draw:distance="0.0043in" draw:rotation="0"/>
    <draw:hatch draw:name="Hatch_20_70" draw:display-name="Hatch 70" draw:style="single" draw:color="#000000" draw:distance="0.0043in" draw:rotation="0"/>
    <draw:hatch draw:name="Hatch_20_71" draw:display-name="Hatch 71" draw:style="single" draw:color="#000000" draw:distance="0.0043in" draw:rotation="0"/>
    <draw:hatch draw:name="Hatch_20_72" draw:display-name="Hatch 72" draw:style="single" draw:color="#000000" draw:distance="0.0043in" draw:rotation="0"/>
    <draw:hatch draw:name="Hatch_20_73" draw:display-name="Hatch 73" draw:style="single" draw:color="#000000" draw:distance="0.0043in" draw:rotation="0"/>
    <draw:hatch draw:name="Hatch_20_74" draw:display-name="Hatch 74" draw:style="single" draw:color="#000000" draw:distance="0.0043in" draw:rotation="0"/>
    <draw:hatch draw:name="Hatch_20_75" draw:display-name="Hatch 75" draw:style="single" draw:color="#000000" draw:distance="0.0043in" draw:rotation="0"/>
    <draw:hatch draw:name="Hatch_20_76" draw:display-name="Hatch 76" draw:style="single" draw:color="#000000" draw:distance="0.0043in" draw:rotation="0"/>
    <draw:hatch draw:name="Hatch_20_77" draw:display-name="Hatch 77" draw:style="single" draw:color="#000000" draw:distance="0.0043in" draw:rotation="0"/>
    <draw:hatch draw:name="Hatch_20_78" draw:display-name="Hatch 78" draw:style="single" draw:color="#000000" draw:distance="0.0043in" draw:rotation="0"/>
    <draw:hatch draw:name="Hatch_20_79" draw:display-name="Hatch 79" draw:style="single" draw:color="#000000" draw:distance="0.0043in" draw:rotation="0"/>
    <draw:hatch draw:name="Hatch_20_8" draw:display-name="Hatch 8" draw:style="single" draw:color="#000000" draw:distance="0.0043in" draw:rotation="0"/>
    <draw:hatch draw:name="Hatch_20_80" draw:display-name="Hatch 80" draw:style="single" draw:color="#000000" draw:distance="0.0043in" draw:rotation="0"/>
    <draw:hatch draw:name="Hatch_20_81" draw:display-name="Hatch 81" draw:style="single" draw:color="#000000" draw:distance="0.0043in" draw:rotation="0"/>
    <draw:hatch draw:name="Hatch_20_82" draw:display-name="Hatch 82" draw:style="single" draw:color="#000000" draw:distance="0.0043in" draw:rotation="0"/>
    <draw:hatch draw:name="Hatch_20_83" draw:display-name="Hatch 83" draw:style="single" draw:color="#000000" draw:distance="0.0043in" draw:rotation="0"/>
    <draw:hatch draw:name="Hatch_20_84" draw:display-name="Hatch 84" draw:style="single" draw:color="#000000" draw:distance="0.0043in" draw:rotation="0"/>
    <draw:hatch draw:name="Hatch_20_85" draw:display-name="Hatch 85" draw:style="single" draw:color="#000000" draw:distance="0.0043in" draw:rotation="0"/>
    <draw:hatch draw:name="Hatch_20_86" draw:display-name="Hatch 86" draw:style="single" draw:color="#000000" draw:distance="0.0043in" draw:rotation="0"/>
    <draw:hatch draw:name="Hatch_20_87" draw:display-name="Hatch 87" draw:style="single" draw:color="#000000" draw:distance="0.0043in" draw:rotation="0"/>
    <draw:hatch draw:name="Hatch_20_88" draw:display-name="Hatch 88" draw:style="single" draw:color="#000000" draw:distance="0.0043in" draw:rotation="0"/>
    <draw:hatch draw:name="Hatch_20_89" draw:display-name="Hatch 89" draw:style="single" draw:color="#000000" draw:distance="0.0043in" draw:rotation="0"/>
    <draw:hatch draw:name="Hatch_20_9" draw:display-name="Hatch 9" draw:style="single" draw:color="#000000" draw:distance="0.0043in" draw:rotation="0"/>
    <draw:hatch draw:name="Hatch_20_90" draw:display-name="Hatch 90" draw:style="single" draw:color="#000000" draw:distance="0.0043in" draw:rotation="0"/>
    <draw:hatch draw:name="Hatch_20_91" draw:display-name="Hatch 91" draw:style="single" draw:color="#000000" draw:distance="0.0043in" draw:rotation="0"/>
    <draw:hatch draw:name="Hatch_20_92" draw:display-name="Hatch 92" draw:style="single" draw:color="#000000" draw:distance="0.0043in" draw:rotation="0"/>
    <draw:hatch draw:name="Hatch_20_93" draw:display-name="Hatch 93" draw:style="single" draw:color="#000000" draw:distance="0.0043in" draw:rotation="0"/>
    <draw:hatch draw:name="Hatch_20_94" draw:display-name="Hatch 94" draw:style="single" draw:color="#000000" draw:distance="0.0043in" draw:rotation="0"/>
    <draw:hatch draw:name="Hatch_20_95" draw:display-name="Hatch 95" draw:style="single" draw:color="#000000" draw:distance="0.0043in" draw:rotation="0"/>
    <draw:hatch draw:name="Hatch_20_96" draw:display-name="Hatch 96" draw:style="single" draw:color="#000000" draw:distance="0.0043in" draw:rotation="0"/>
    <draw:hatch draw:name="Hatch_20_97" draw:display-name="Hatch 97" draw:style="single" draw:color="#000000" draw:distance="0.0043in" draw:rotation="0"/>
    <draw:hatch draw:name="Hatch_20_98" draw:display-name="Hatch 98" draw:style="single" draw:color="#000000" draw:distance="0.0043in" draw:rotation="0"/>
    <draw:hatch draw:name="Hatch_20_99" draw:display-name="Hatch 9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0" draw:display-name="Dash 10" draw:style="rect" draw:dots1="1" draw:dots1-length="0.0043in" draw:dots2="1" draw:dots2-length="0.0043in" draw:distance="0.0043in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16" draw:display-name="Dash 116" draw:style="rect" draw:dots1="1" draw:dots1-length="0.0043in" draw:dots2="1" draw:dots2-length="0.0043in" draw:distance="0.0043in"/>
    <draw:stroke-dash draw:name="Dash_20_117" draw:display-name="Dash 117" draw:style="rect" draw:dots1="1" draw:dots1-length="0.0043in" draw:dots2="1" draw:dots2-length="0.0043in" draw:distance="0.0043in"/>
    <draw:stroke-dash draw:name="Dash_20_118" draw:display-name="Dash 118" draw:style="rect" draw:dots1="1" draw:dots1-length="0.0043in" draw:dots2="1" draw:dots2-length="0.0043in" draw:distance="0.0043in"/>
    <draw:stroke-dash draw:name="Dash_20_119" draw:display-name="Dash 119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20" draw:display-name="Dash 120" draw:style="rect" draw:dots1="1" draw:dots1-length="0.0043in" draw:dots2="1" draw:dots2-length="0.0043in" draw:distance="0.0043in"/>
    <draw:stroke-dash draw:name="Dash_20_121" draw:display-name="Dash 121" draw:style="rect" draw:dots1="1" draw:dots1-length="0.0043in" draw:dots2="1" draw:dots2-length="0.0043in" draw:distance="0.0043in"/>
    <draw:stroke-dash draw:name="Dash_20_122" draw:display-name="Dash 122" draw:style="rect" draw:dots1="1" draw:dots1-length="0.0043in" draw:dots2="1" draw:dots2-length="0.0043in" draw:distance="0.0043in"/>
    <draw:stroke-dash draw:name="Dash_20_123" draw:display-name="Dash 123" draw:style="rect" draw:dots1="1" draw:dots1-length="0.0043in" draw:dots2="1" draw:dots2-length="0.0043in" draw:distance="0.0043in"/>
    <draw:stroke-dash draw:name="Dash_20_124" draw:display-name="Dash 124" draw:style="rect" draw:dots1="1" draw:dots1-length="0.0043in" draw:dots2="1" draw:dots2-length="0.0043in" draw:distance="0.0043in"/>
    <draw:stroke-dash draw:name="Dash_20_125" draw:display-name="Dash 125" draw:style="rect" draw:dots1="1" draw:dots1-length="0.0043in" draw:dots2="1" draw:dots2-length="0.0043in" draw:distance="0.0043in"/>
    <draw:stroke-dash draw:name="Dash_20_126" draw:display-name="Dash 126" draw:style="rect" draw:dots1="1" draw:dots1-length="0.0043in" draw:dots2="1" draw:dots2-length="0.0043in" draw:distance="0.0043in"/>
    <draw:stroke-dash draw:name="Dash_20_127" draw:display-name="Dash 127" draw:style="rect" draw:dots1="1" draw:dots1-length="0.0043in" draw:dots2="1" draw:dots2-length="0.0043in" draw:distance="0.0043in"/>
    <draw:stroke-dash draw:name="Dash_20_128" draw:display-name="Dash 128" draw:style="rect" draw:dots1="1" draw:dots1-length="0.0043in" draw:dots2="1" draw:dots2-length="0.0043in" draw:distance="0.0043in"/>
    <draw:stroke-dash draw:name="Dash_20_129" draw:display-name="Dash 129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2" draw:display-name="Dash 52" draw:style="rect" draw:dots1="1" draw:dots1-length="0.0043in" draw:dots2="1" draw:dots2-length="0.0043in" draw:distance="0.0043in"/>
    <draw:stroke-dash draw:name="Dash_20_53" draw:display-name="Dash 53" draw:style="rect" draw:dots1="1" draw:dots1-length="0.0043in" draw:dots2="1" draw:dots2-length="0.0043in" draw:distance="0.0043in"/>
    <draw:stroke-dash draw:name="Dash_20_54" draw:display-name="Dash 54" draw:style="rect" draw:dots1="1" draw:dots1-length="0.0043in" draw:dots2="1" draw:dots2-length="0.0043in" draw:distance="0.0043in"/>
    <draw:stroke-dash draw:name="Dash_20_55" draw:display-name="Dash 55" draw:style="rect" draw:dots1="1" draw:dots1-length="0.0043in" draw:dots2="1" draw:dots2-length="0.0043in" draw:distance="0.0043in"/>
    <draw:stroke-dash draw:name="Dash_20_56" draw:display-name="Dash 56" draw:style="rect" draw:dots1="1" draw:dots1-length="0.0043in" draw:dots2="1" draw:dots2-length="0.0043in" draw:distance="0.0043in"/>
    <draw:stroke-dash draw:name="Dash_20_57" draw:display-name="Dash 57" draw:style="rect" draw:dots1="1" draw:dots1-length="0.0043in" draw:dots2="1" draw:dots2-length="0.0043in" draw:distance="0.0043in"/>
    <draw:stroke-dash draw:name="Dash_20_58" draw:display-name="Dash 58" draw:style="rect" draw:dots1="1" draw:dots1-length="0.0043in" draw:dots2="1" draw:dots2-length="0.0043in" draw:distance="0.0043in"/>
    <draw:stroke-dash draw:name="Dash_20_59" draw:display-name="Dash 59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60" draw:display-name="Dash 60" draw:style="rect" draw:dots1="1" draw:dots1-length="0.0043in" draw:dots2="1" draw:dots2-length="0.0043in" draw:distance="0.0043in"/>
    <draw:stroke-dash draw:name="Dash_20_61" draw:display-name="Dash 61" draw:style="rect" draw:dots1="1" draw:dots1-length="0.0043in" draw:dots2="1" draw:dots2-length="0.0043in" draw:distance="0.0043in"/>
    <draw:stroke-dash draw:name="Dash_20_62" draw:display-name="Dash 62" draw:style="rect" draw:dots1="1" draw:dots1-length="0.0043in" draw:dots2="1" draw:dots2-length="0.0043in" draw:distance="0.0043in"/>
    <draw:stroke-dash draw:name="Dash_20_63" draw:display-name="Dash 63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69" draw:display-name="Dash 69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0" draw:display-name="Dash 70" draw:style="rect" draw:dots1="1" draw:dots1-length="0.0043in" draw:dots2="1" draw:dots2-length="0.0043in" draw:distance="0.0043in"/>
    <draw:stroke-dash draw:name="Dash_20_71" draw:display-name="Dash 71" draw:style="rect" draw:dots1="1" draw:dots1-length="0.0043in" draw:dots2="1" draw:dots2-length="0.0043in" draw:distance="0.0043in"/>
    <draw:stroke-dash draw:name="Dash_20_72" draw:display-name="Dash 72" draw:style="rect" draw:dots1="1" draw:dots1-length="0.0043in" draw:dots2="1" draw:dots2-length="0.0043in" draw:distance="0.0043in"/>
    <draw:stroke-dash draw:name="Dash_20_73" draw:display-name="Dash 73" draw:style="rect" draw:dots1="1" draw:dots1-length="0.0043in" draw:dots2="1" draw:dots2-length="0.0043in" draw:distance="0.0043in"/>
    <draw:stroke-dash draw:name="Dash_20_74" draw:display-name="Dash 74" draw:style="rect" draw:dots1="1" draw:dots1-length="0.0043in" draw:dots2="1" draw:dots2-length="0.0043in" draw:distance="0.0043in"/>
    <draw:stroke-dash draw:name="Dash_20_75" draw:display-name="Dash 75" draw:style="rect" draw:dots1="1" draw:dots1-length="0.0043in" draw:dots2="1" draw:dots2-length="0.0043in" draw:distance="0.0043in"/>
    <draw:stroke-dash draw:name="Dash_20_76" draw:display-name="Dash 76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1" draw:display-name="Dash 81" draw:style="rect" draw:dots1="1" draw:dots1-length="0.0043in" draw:dots2="1" draw:dots2-length="0.0043in" draw:distance="0.0043in"/>
    <draw:stroke-dash draw:name="Dash_20_82" draw:display-name="Dash 82" draw:style="rect" draw:dots1="1" draw:dots1-length="0.0043in" draw:dots2="1" draw:dots2-length="0.0043in" draw:distance="0.0043in"/>
    <draw:stroke-dash draw:name="Dash_20_83" draw:display-name="Dash 83" draw:style="rect" draw:dots1="1" draw:dots1-length="0.0043in" draw:dots2="1" draw:dots2-length="0.0043in" draw:distance="0.0043in"/>
    <draw:stroke-dash draw:name="Dash_20_84" draw:display-name="Dash 84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Times New Roman2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Symbol" style:font-name-complex="OpenSymbol1"/>
    </style:style>
    <style:style style:name="WW8Num20z0" style:family="text">
      <style:text-properties style:font-name="Times New Roman" style:font-name-asian="Andale Sans UI2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10z2" style:family="text">
      <style:text-properties fo:language="ru" fo:country="RU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>
      <text:list-level-style-bullet text:level="1" text:style-name="WW8Num2z0" style:num-suffix="." text:bullet-char="">
        <style:list-level-properties/>
        <style:text-properties style:font-name="Symbol"/>
      </text:list-level-style-bullet>
      <text:list-level-style-bullet text:level="2" text:style-name="WW8Num2z0" style:num-suffix="." text:bullet-char="">
        <style:list-level-properties/>
        <style:text-properties style:font-name="Symbol"/>
      </text:list-level-style-bullet>
      <text:list-level-style-bullet text:level="3" text:style-name="WW8Num2z0" style:num-suffix="." text:bullet-char="">
        <style:list-level-properties/>
        <style:text-properties style:font-name="Symbol"/>
      </text:list-level-style-bullet>
      <text:list-level-style-bullet text:level="4" text:style-name="WW8Num2z0" style:num-suffix="." text:bullet-char="">
        <style:list-level-properties/>
        <style:text-properties style:font-name="Symbol"/>
      </text:list-level-style-bullet>
      <text:list-level-style-bullet text:level="5" text:style-name="WW8Num2z0" style:num-suffix="." text:bullet-char="">
        <style:list-level-properties/>
        <style:text-properties style:font-name="Symbol"/>
      </text:list-level-style-bullet>
      <text:list-level-style-bullet text:level="6" text:style-name="WW8Num2z0" style:num-suffix="." text:bullet-char="">
        <style:list-level-properties/>
        <style:text-properties style:font-name="Symbol"/>
      </text:list-level-style-bullet>
      <text:list-level-style-bullet text:level="7" text:style-name="WW8Num2z0" style:num-suffix="." text:bullet-char="">
        <style:list-level-properties/>
        <style:text-properties style:font-name="Symbol"/>
      </text:list-level-style-bullet>
      <text:list-level-style-bullet text:level="8" text:style-name="WW8Num2z0" style:num-suffix="." text:bullet-char="">
        <style:list-level-properties/>
        <style:text-properties style:font-name="Symbol"/>
      </text:list-level-style-bullet>
      <text:list-level-style-bullet text:level="9" text:style-name="WW8Num2z0" style:num-suffix=".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/>
        <style:text-properties style:font-name="Times New Roman"/>
      </text:list-level-style-bullet>
      <text:list-level-style-bullet text:level="2" text:style-name="WW8Num20z1" style:num-suffix="." text:bullet-char="o">
        <style:list-level-properties/>
        <style:text-properties style:font-name="Courier New1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3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style:font-name="Courier New1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3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style:font-name="Courier New1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/>
      </text:list-level-style-number>
      <text:list-level-style-number text:level="3" text:style-name="Numbering_20_Symbols" style:num-prefix=" " style:num-suffix=" " style:num-format="1" text:display-levels="3">
        <style:list-level-properties/>
      </text:list-level-style-number>
      <text:list-level-style-number text:level="4" text:style-name="Numbering_20_Symbols" style:num-prefix=" " style:num-suffix=" 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/>
      </text:list-level-style-number>
      <text:list-level-style-number text:level="6" text:style-name="Numbering_20_Symbols" style:num-prefix=" " style:num-suffix=" " style:num-format="1" text:display-levels="6">
        <style:list-level-properties/>
      </text:list-level-style-number>
      <text:list-level-style-number text:level="7" text:style-name="Numbering_20_Symbols" style:num-prefix=" " style:num-suffix=" " style:num-format="1" text:display-levels="7">
        <style:list-level-properties/>
      </text:list-level-style-number>
      <text:list-level-style-number text:level="8" text:style-name="Numbering_20_Symbols" style:num-prefix=" " style:num-suffix=" " style:num-format="1" text:display-levels="8">
        <style:list-level-properties/>
      </text:list-level-style-number>
      <text:list-level-style-number text:level="9" text:style-name="Numbering_20_Symbols" style:num-prefix=" " style:num-suffix=" " style:num-format="1" text:display-levels="9">
        <style:list-level-properties/>
      </text:list-level-style-number>
      <text:list-level-style-number text:level="10" text:style-name="Numbering_20_Symbols" style:num-prefix=" " style:num-suffix=" " style:num-format="1" text:display-levels="10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09-12-10T18:38:47.66</dc:date>
    <dc:language>de-DE</dc:language>
    <meta:editing-cycles>27</meta:editing-cycles>
    <meta:editing-duration>PT03H15M26S</meta:editing-duration>
    <meta:document-statistic meta:table-count="0" meta:image-count="0" meta:object-count="0" meta:page-count="4" meta:paragraph-count="105" meta:word-count="902" meta:character-count="5166"/>
    <meta:user-defined meta:name="Info 1"/>
    <meta:user-defined meta:name="Info 2"/>
    <meta:user-defined meta:name="Info 3"/>
    <meta:user-defined meta:name="Info 4"/>
  </office:meta>
</office:document-meta>
</file>